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byssinica SIL" style:font-name-asian="Abyssinica SIL" style:font-name-complex="Abyssinica SIL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43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45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43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43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7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43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43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" style:family="table-cell" style:parent-style-name="Default" style:data-style-name="N44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7" style:family="table-cell" style:parent-style-name="Default" style:data-style-name="N43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43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43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43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1" style:family="table-cell" style:parent-style-name="Default" style:data-style-name="N44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44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3" style:family="table-cell" style:parent-style-name="Default" style:data-style-name="N43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" style:family="table-cell" style:parent-style-name="Default" style:data-style-name="N44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43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44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44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44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43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43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43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43"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43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2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43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5" style:family="table-cell" style:parent-style-name="Default" style:data-style-name="N43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6" style:family="table-cell" style:parent-style-name="Default" style:data-style-name="N0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3">
      <style:text-properties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43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3" style:family="table-cell" style:parent-style-name="Excel_32_Built-in_32_Normal" style:data-style-name="N46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4" style:family="table-cell" style:parent-style-name="Default" style:data-style-name="N41"/>
    <style:style style:name="ce55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6" style:family="table-cell" style:parent-style-name="Default" style:data-style-name="N36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47">
      <style:text-properties style:font-name="Abyssinica SIL" style:font-name-asian="Abyssinica SIL" style:font-name-complex="Abyssinica SIL"/>
    </style:style>
    <style:style style:name="ce58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43"/>
    <style:style style:name="ce60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43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36">
      <style:text-properties fo:font-size="15pt" style:font-size-asian="15pt" style:font-size-complex="15pt"/>
    </style:style>
    <style:style style:name="ce63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43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41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43">
      <style:table-cell-properties fo:border-top="none" fo:border-bottom="thin solid #000000" fo:border-left="none" fo:border-right="none"/>
    </style:style>
    <style:style style:name="ce68" style:family="table-cell" style:parent-style-name="Default" style:data-style-name="N36">
      <style:text-properties fo:font-weight="bold" style:font-weight-asian="bold" style:font-weight-complex="bold"/>
    </style:style>
    <style:style style:name="ce69" style:family="table-cell" style:parent-style-name="Default" style:data-style-name="N48">
      <style:text-properties style:font-name="Abyssinica SIL" style:font-name-asian="Abyssinica SIL" style:font-name-complex="Abyssinica SIL"/>
    </style:style>
    <style:style style:name="ce70" style:family="table-cell" style:parent-style-name="Default" style:data-style-name="N14">
      <style:text-properties style:font-name="Abyssinica SIL" style:font-name-asian="Abyssinica SIL" style:font-name-complex="Abyssinica SIL"/>
    </style:style>
    <style:style style:name="ce71" style:family="table-cell" style:parent-style-name="Default" style:data-style-name="N49">
      <style:text-properties style:font-name="Abyssinica SIL" style:font-name-asian="Abyssinica SIL" style:font-name-complex="Abyssinica SIL"/>
    </style:style>
    <style:style style:name="ce72" style:family="table-cell" style:parent-style-name="Default" style:data-style-name="N48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3" style:family="table-cell" style:parent-style-name="Default" style:data-style-name="N14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4" style:family="table-cell" style:parent-style-name="Default" style:data-style-name="N49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5" style:family="table-cell" style:parent-style-name="Default" style:data-style-name="N49">
      <style:text-properties style:text-underline-style="solid" style:text-underline-type="single" fo:font-weight="bold" style:font-weight-asian="bold" style:font-weight-complex="bold"/>
    </style:style>
    <style:style style:name="ce76" style:family="table-cell" style:parent-style-name="Default" style:data-style-name="N48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7" style:family="table-cell" style:parent-style-name="Default" style:data-style-name="N14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8" style:family="table-cell" style:parent-style-name="Default" style:data-style-name="N49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9" style:family="table-cell" style:parent-style-name="Excel_32_Built-in_32_Normal" style:data-style-name="N46">
      <style:table-cell-properties style:vertical-align="automatic" fo:background-color="#E2EFDA"/>
      <style:text-properties style:font-name="Abyssinica SIL" style:font-name-asian="Abyssinica SIL" style:font-name-complex="Abyssinica SIL" fo:font-size="10pt" style:font-size-asian="10pt" style:font-size-complex="10pt"/>
    </style:style>
    <style:style style:name="ce80" style:family="table-cell" style:parent-style-name="Default" style:data-style-name="N48">
      <style:table-cell-properties fo:background-color="#E2EFDA"/>
      <style:text-properties style:font-name="Abyssinica SIL" style:font-name-asian="Abyssinica SIL" style:font-name-complex="Abyssinica SIL"/>
    </style:style>
    <style:style style:name="ce81" style:family="table-cell" style:parent-style-name="Default" style:data-style-name="N14">
      <style:table-cell-properties fo:background-color="#E2EFDA"/>
      <style:text-properties style:font-name="Abyssinica SIL" style:font-name-asian="Abyssinica SIL" style:font-name-complex="Abyssinica SIL"/>
    </style:style>
    <style:style style:name="ce82" style:family="table-cell" style:parent-style-name="Default" style:data-style-name="N36">
      <style:table-cell-properties fo:background-color="#E2EFDA"/>
      <style:text-properties style:font-name="Abyssinica SIL" style:font-name-asian="Abyssinica SIL" style:font-name-complex="Abyssinica SIL"/>
    </style:style>
    <style:style style:name="ce83" style:family="table-cell" style:parent-style-name="Default" style:data-style-name="N49">
      <style:table-cell-properties fo:background-color="#E2EFDA"/>
      <style:text-properties style:font-name="Abyssinica SIL" style:font-name-asian="Abyssinica SIL" style:font-name-complex="Abyssinica SIL"/>
    </style:style>
    <style:style style:name="ce84" style:family="table-cell" style:parent-style-name="Default" style:data-style-name="N50">
      <style:text-properties style:font-name="Abyssinica SIL" style:font-name-asian="Abyssinica SIL" style:font-name-complex="Abyssinica SIL"/>
    </style:style>
    <style:style style:name="ce85" style:family="table-cell" style:parent-style-name="Default" style:data-style-name="N43">
      <style:table-cell-properties fo:background-color="#E2EFDA"/>
      <style:text-properties style:font-name="Abyssinica SIL" style:font-name-asian="Abyssinica SIL" style:font-name-complex="Abyssinica SIL"/>
    </style:style>
    <style:style style:name="ce86" style:family="table-cell" style:parent-style-name="Default" style:data-style-name="N43">
      <style:table-cell-properties fo:border-top="none" fo:border-bottom="thin solid #000000" fo:border-left="none" fo:border-right="none" fo:background-color="#E2EFDA"/>
      <style:text-properties style:font-name="Abyssinica SIL" style:font-name-asian="Abyssinica SIL" style:font-name-complex="Abyssinica SIL"/>
    </style:style>
    <style:style style:name="ce87" style:family="table-cell" style:parent-style-name="Default" style:data-style-name="N41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88" style:family="table-cell" style:parent-style-name="Default" style:data-style-name="N38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9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0" style:family="table-cell" style:parent-style-name="Default" style:data-style-name="N51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1" style:family="table-cell" style:parent-style-name="Default" style:data-style-name="N52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2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3" style:family="table-cell" style:parent-style-name="Default" style:data-style-name="N40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4" style:family="table-cell" style:parent-style-name="Excel_32_Built-in_32_Normal" style:data-style-name="N40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5" style:family="table-cell" style:parent-style-name="Excel_32_Built-in_32_Normal" style:data-style-name="N53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6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7" style:family="table-cell" style:parent-style-name="Excel_32_Built-in_32_Normal" style:data-style-name="N40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8" style:family="table-cell" style:parent-style-name="Excel_32_Built-in_32_Normal" style:data-style-name="N53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9" style:family="table-cell" style:parent-style-name="Default" style:data-style-name="N42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0" style:family="table-cell" style:parent-style-name="Excel_32_Built-in_32_Normal" style:data-style-name="N38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1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2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3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4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6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07" style:family="table-cell" style:parent-style-name="K_246_pr_252_" style:data-style-name="N36">
      <style:table-cell-properties style:vertical-align="middle" fo:background-color="transparent"/>
      <style:text-properties fo:color="#0563C1" style:font-name="Arial Narrow" style:font-name-asian="Arial Narrow" style:font-name-complex="Arial Narrow" fo:font-size="9pt" style:font-size-asian="9pt" style:font-size-complex="9pt" style:text-underline-style="solid" style:text-underline-type="single" style:font-family-generic="swiss"/>
    </style:style>
    <style:style style:name="ce108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09" style:family="table-cell" style:parent-style-name="Default" style:data-style-name="N40">
      <style:table-cell-properties fo:border-top="2pt solid #000000" fo:border-bottom="2pt solid #000000" fo:border-left="2pt solid #000000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0" style:family="table-cell" style:parent-style-name="Default" style:data-style-name="N41">
      <style:table-cell-properties fo:border-top="2pt solid #000000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11" style:family="table-cell" style:parent-style-name="Default" style:data-style-name="N42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12" style:family="table-cell" style:parent-style-name="Default" style:data-style-name="N38">
      <style:table-cell-properties fo:border-top="2pt solid #000000" fo:border-bottom="2pt solid #000000" fo:border-left="none" fo:border-right="2pt solid #000000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1.40229166666667cm" style:use-optimal-column-width="true"/>
    </style:style>
    <style:style style:name="co18" style:family="table-column">
      <style:table-column-properties fo:break-before="auto" style:column-width="2.06375cm" style:use-optimal-column-width="true"/>
    </style:style>
    <style:style style:name="co19" style:family="table-column">
      <style:table-column-properties fo:break-before="auto" style:column-width="1.93145833333333cm" style:use-optimal-column-width="true"/>
    </style:style>
    <style:style style:name="co20" style:family="table-column">
      <style:table-column-properties fo:break-before="auto" style:column-width="1.53458333333333cm" style:use-optimal-column-width="true"/>
    </style:style>
    <style:style style:name="co21" style:family="table-column">
      <style:table-column-properties fo:break-before="auto" style:column-width="0.449791666666667cm"/>
    </style:style>
    <style:style style:name="co22" style:family="table-column">
      <style:table-column-properties fo:break-before="auto" style:column-width="1.95791666666667cm"/>
    </style:style>
    <style:style style:name="co23" style:family="table-column">
      <style:table-column-properties fo:break-before="auto" style:column-width="6.29708333333333cm"/>
    </style:style>
    <style:style style:name="co24" style:family="table-column">
      <style:table-column-properties fo:break-before="auto" style:column-width="2.27541666666667cm"/>
    </style:style>
    <style:style style:name="co25" style:family="table-column">
      <style:table-column-properties fo:break-before="auto" style:column-width="2.51354166666667cm"/>
    </style:style>
    <style:style style:name="co26" style:family="table-column">
      <style:table-column-properties fo:break-before="auto" style:column-width="0.89958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002_TP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6" table:number-columns-repeated="47" table:default-cell-style-name="ce3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number-columns-repeated="63" table:style-name="ce3"/>
          <table:table-cell table:number-columns-repeated="16320"/>
        </table:table-row>
        <table:table-row table:style-name="ro2">
          <table:table-cell table:style-name="ce4"/>
          <table:table-cell table:style-name="ce5"/>
          <table:table-cell table:number-columns-repeated="4" table:style-name="ce3"/>
          <table:table-cell table:number-columns-repeated="8" table:style-name="ce5"/>
          <table:table-cell table:number-columns-repeated="16370"/>
        </table:table-row>
        <table:table-row table:style-name="ro3">
          <table:table-cell office:value-type="string" table:style-name="ce6">
            <text:p>2023 YILI TOPLAM KİRA GELİRLERİNİN HİSSE ORANLARI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8" table:style-name="ce5"/>
          <table:table-cell table:number-columns-repeated="16370"/>
        </table:table-row>
        <table:table-row table:style-name="ro2">
          <table:table-cell table:style-name="ce10"/>
          <table:table-cell table:number-columns-repeated="4" table:style-name="ce5"/>
          <table:table-cell table:style-name="ce11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table:style-name="ce12"/>
          <table:table-cell office:value-type="string" table:style-name="ce1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Lise kira geliri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table:style-name="ce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'004_Kira'.G3]" table:style-name="ce17">
            <text:p>0,00</text:p>
          </table:table-cell>
          <table:table-cell office:value-type="float" office:value="0" table:formula="of:=[.A7]*[.B6]" table:style-name="ce18">
            <text:p>0,00</text:p>
          </table:table-cell>
          <table:table-cell office:value-type="float" office:value="0" table:formula="of:=[.C6]*[.A7]" table:style-name="ce18">
            <text:p>0,00</text:p>
          </table:table-cell>
          <table:table-cell office:value-type="float" office:value="0" table:formula="of:=[.D6]*[.A7]" table:style-name="ce18">
            <text:p>0,00</text:p>
          </table:table-cell>
          <table:table-cell office:value-type="float" office:value="0" table:formula="of:=[.E6]*[.A7]" table:style-name="ce18">
            <text:p>0,00</text:p>
          </table:table-cell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ygaz Kira Geliri</text:p>
          </table:table-cell>
          <table:table-cell table:style-name="ce5"/>
          <table:table-cell table:style-name="ce21"/>
          <table:table-cell office:value-type="percentage" office:value="0.54200000000000004" table:style-name="ce21">
            <text:p>54,20%</text:p>
          </table:table-cell>
          <table:table-cell office:value-type="percentage" office:value="0.125" table:style-name="ce21">
            <text:p>12,50%</text:p>
          </table:table-cell>
          <table:table-cell office:value-type="percentage" office:value="0.33300000000000002" table:style-name="ce22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22]" table:style-name="ce20">
            <text:p>0,00</text:p>
          </table:table-cell>
          <table:table-cell table:number-columns-repeated="2" table:style-name="ce3"/>
          <table:table-cell office:value-type="float" office:value="0" table:formula="of:=[.D8]*[.A9]" table:style-name="ce3">
            <text:p>0,00</text:p>
          </table:table-cell>
          <table:table-cell office:value-type="float" office:value="0" table:formula="of:=[.E8]*[.A9]" table:style-name="ce3">
            <text:p>0,00</text:p>
          </table:table-cell>
          <table:table-cell office:value-type="float" office:value="0" table:formula="of:=[.F8]*[.A9]" table:style-name="ce23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P Milangaz</text:p>
          </table:table-cell>
          <table:table-cell table:style-name="ce24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32]" table:style-name="ce20">
            <text:p>0,00</text:p>
          </table:table-cell>
          <table:table-cell table:style-name="ce26"/>
          <table:table-cell table:style-name="ce18"/>
          <table:table-cell office:value-type="float" office:value="0" table:formula="of:=[.D10]*[.A11]" table:style-name="ce18">
            <text:p>0,00</text:p>
          </table:table-cell>
          <table:table-cell office:value-type="float" office:value="0" table:formula="of:=[.E10]*[.A11]" table:style-name="ce18">
            <text:p>0,00</text:p>
          </table:table-cell>
          <table:table-cell office:value-type="float" office:value="0" table:formula="of:=[.F10]*[.A11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Ön</text:p>
          </table:table-cell>
          <table:table-cell table:style-name="ce7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2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2]*[.A13]" table:style-name="ce18">
            <text:p>0,00</text:p>
          </table:table-cell>
          <table:table-cell office:value-type="float" office:value="0" table:formula="of:=[.E12]*[.A13]" table:style-name="ce18">
            <text:p>0,00</text:p>
          </table:table-cell>
          <table:table-cell office:value-type="float" office:value="0" table:formula="of:=[.F12]*[.A13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Arka</text:p>
          </table:table-cell>
          <table:table-cell table:style-name="ce7"/>
          <table:table-cell table:style-name="ce16"/>
          <table:table-cell office:value-type="percentage" office:value="0.32500000000000001" table:formula="of:=13/40" table:style-name="ce16">
            <text:p>32,50%</text:p>
          </table:table-cell>
          <table:table-cell office:value-type="percentage" office:value="7.4999999999999997E-2" table:formula="of:=3/40" table:style-name="ce16">
            <text:p>7,50%</text:p>
          </table:table-cell>
          <table:table-cell office:value-type="percentage" office:value="0.6" table:style-name="ce16">
            <text:p>60,0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1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4]*[.A15]" table:style-name="ce18">
            <text:p>0,00</text:p>
          </table:table-cell>
          <table:table-cell office:value-type="float" office:value="0" table:formula="of:=[.E14]*[.A15]" table:style-name="ce18">
            <text:p>0,00</text:p>
          </table:table-cell>
          <table:table-cell office:value-type="float" office:value="0" table:formula="of:=[.F14]*[.A15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7">
            <text:p>AP TOPLAM</text:p>
          </table:table-cell>
          <table:table-cell table:style-name="ce28"/>
          <table:table-cell table:style-name="ce3"/>
          <table:table-cell office:value-type="float" office:value="0" table:formula="of:=[.D9]+[.D11]+[.D13]+[.D15]" table:style-name="ce18">
            <text:p>0,00</text:p>
          </table:table-cell>
          <table:table-cell office:value-type="float" office:value="0" table:formula="of:=[.E9]+[.E11]+[.E13]+[.E15]" table:style-name="ce18">
            <text:p>0,00</text:p>
          </table:table-cell>
          <table:table-cell office:value-type="float" office:value="0" table:formula="of:=[.F9]+[.F11]+[.F13]+[.F15]" table:style-name="ce18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15]+[.A13]+[.A11]+[.A9]" table:style-name="ce17">
            <text:p>0,00</text:p>
          </table:table-cell>
          <table:table-cell table:style-name="ce28"/>
          <table:table-cell table:style-name="ce3"/>
          <table:table-cell table:number-columns-repeated="2" table:style-name="ce18"/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7]+[.A17]" table:style-name="ce17">
            <text:p>0,00</text:p>
          </table:table-cell>
          <table:table-cell office:value-type="percentage" office:value="0" table:formula="of:=[.B20]/[.$A$20]" table:style-name="ce29">
            <text:p>#SAYI/0!</text:p>
          </table:table-cell>
          <table:table-cell office:value-type="percentage" office:value="0" table:formula="of:=[.C20]/[.$A$20]" table:style-name="ce30">
            <text:p>#SAYI/0!</text:p>
          </table:table-cell>
          <table:table-cell office:value-type="percentage" office:value="0" table:formula="of:=[.D20]/[.$A$20]" table:style-name="ce30">
            <text:p>#SAYI/0!</text:p>
          </table:table-cell>
          <table:table-cell office:value-type="percentage" office:value="0" table:formula="of:=[.E20]/[.$A$20]" table:style-name="ce30">
            <text:p>#SAYI/0!</text:p>
          </table:table-cell>
          <table:table-cell office:value-type="percentage" office:value="0" table:formula="of:=[.F20]/[.$A$20]" table:style-name="ce31">
            <text:p>#SAYI/0!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string" table:style-name="ce32">
            <text:p>TOPLAM</text:p>
          </table:table-cell>
          <table:table-cell office:value-type="string" table:style-name="ce3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SUM([.B20:.F20])" table:style-name="ce34">
            <text:p>0,00</text:p>
          </table:table-cell>
          <table:table-cell office:value-type="float" office:value="0" table:formula="of:=[.B11]+[.B13]+[.B9]+[.B7]" table:style-name="ce34">
            <text:p>0,00</text:p>
          </table:table-cell>
          <table:table-cell office:value-type="float" office:value="0" table:formula="of:=[.C11]+[.C13]+[.C9]+[.C7]" table:style-name="ce35">
            <text:p>0,00</text:p>
          </table:table-cell>
          <table:table-cell office:value-type="float" office:value="0" table:formula="of:=[.D11]+[.D13]+[.D9]+[.D7]+[.D15]" table:style-name="ce35">
            <text:p>0,00</text:p>
          </table:table-cell>
          <table:table-cell office:value-type="float" office:value="0" table:formula="of:=[.E11]+[.E13]+[.E9]+[.E7]+[.E15]" table:style-name="ce35">
            <text:p>0,00</text:p>
          </table:table-cell>
          <table:table-cell office:value-type="float" office:value="0" table:formula="of:=[.F16]" table:style-name="ce35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4">
          <table:table-cell office:value-type="string" table:style-name="ce36">
            <text:p>bu tablodaki rakamlar giderler düşüldükten sonra hesaplanan net miktarlardır.</text:p>
          </table:table-cell>
          <table:table-cell table:number-columns-repeated="7" table:style-name="ce36"/>
          <table:table-cell table:number-columns-repeated="56" table:style-name="ce37"/>
          <table:table-cell table:number-columns-repeated="16320"/>
        </table:table-row>
        <table:table-row table:number-rows-repeated="3" table:style-name="ro3">
          <table:table-cell table:number-columns-repeated="2" table:style-name="ce38"/>
          <table:table-cell table:style-name="ce39"/>
          <table:table-cell table:style-name="ce38"/>
          <table:table-cell table:style-name="ce40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6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number-columns-repeated="2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38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5"/>
          <table:table-cell table:style-name="ce41"/>
          <table:table-cell table:style-name="ce5"/>
          <table:table-cell table:number-columns-repeated="58" table:style-name="ce3"/>
          <table:table-cell table:number-columns-repeated="16320"/>
        </table:table-row>
        <table:table-row table:style-name="ro3">
          <table:table-cell table:number-columns-repeated="4" table:style-name="ce5"/>
          <table:table-cell table:style-name="ce40"/>
          <table:table-cell table:style-name="ce5"/>
          <table:table-cell table:number-columns-repeated="58" table:style-name="ce3"/>
          <table:table-cell table:number-columns-repeated="16320"/>
        </table:table-row>
        <table:table-row table:number-rows-repeated="2" table:style-name="ro2">
          <table:table-cell table:number-columns-repeated="64" table:style-name="ce5"/>
          <table:table-cell table:number-columns-repeated="16320"/>
        </table:table-row>
        <table:table-row table:number-rows-repeated="9" table:style-name="ro2">
          <table:table-cell table:number-columns-repeated="6" table:style-name="ce5"/>
          <table:table-cell table:number-columns-repeated="16378"/>
        </table:table-row>
        <table:table-row table:number-rows-repeated="1048535" table:style-name="ro2">
          <table:table-cell table:number-columns-repeated="16384"/>
        </table:table-row>
      </table:table>
      <table:table table:name="004_Kira" table:style-name="ta2">
        <table:table-column table:style-name="co12" table:default-cell-style-name="ce42"/>
        <table:table-column table:style-name="co14" table:default-cell-style-name="ce42"/>
        <table:table-column table:style-name="co15" table:default-cell-style-name="ce43"/>
        <table:table-column table:style-name="co12" table:default-cell-style-name="ce42"/>
        <table:table-column table:style-name="co8" table:default-cell-style-name="ce42"/>
        <table:table-column table:style-name="co4" table:default-cell-style-name="ce43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43"/>
          <table:table-cell table:number-columns-repeated="2"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number-columns-repeated="3" table:style-name="ce42"/>
          <table:table-cell office:value-type="string" table:style-name="ce47">
            <text:p>Toplam</text:p>
          </table:table-cell>
          <table:table-cell office:value-type="float" office:value="0" table:formula="of:=SUM([.F5:.F8])" table:style-name="ce48">
            <text:p>0,00</text:p>
          </table:table-cell>
          <table:table-cell office:value-type="float" office:value="0" table:formula="of:=SUM([.G5:.G8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number-columns-repeated="3"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H7]+[.F6]-[.G6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53"/>
          <table:table-cell table:style-name="ce42"/>
          <table:table-cell table:style-name="ce43"/>
          <table:table-cell table:number-columns-repeated="2" table:style-name="ce42"/>
          <table:table-cell table:style-name="ce55"/>
          <table:table-cell office:value-type="float" office:value="0" table:formula="of:=[.H8]+[.F7]-[.G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F8]-[.G8]" table:style-name="ce43">
            <text:p>0,00</text:p>
          </table:table-cell>
          <table:table-cell table:number-columns-repeated="16376"/>
        </table:table-row>
        <table:table-row table:number-rows-repeated="4"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string" table:style-name="ce56">
            <text:p>Ali Paşa Yıkama<text:s/></text:p>
          </table:table-cell>
          <table:table-cell table:style-name="ce1"/>
          <table:table-cell table:style-name="ce43"/>
          <table:table-cell table:style-name="ce42"/>
          <table:table-cell office:value-type="string" table:style-name="ce47">
            <text:p>Toplam</text:p>
          </table:table-cell>
          <table:table-cell office:value-type="float" office:value="0" table:formula="of:=SUM([.F16:.F18])" table:style-name="ce48">
            <text:p>0,00</text:p>
          </table:table-cell>
          <table:table-cell office:value-type="float" office:value="0" table:formula="of:=SUM([.G16:.G19])" table:style-name="ce48">
            <text:p>0,00</text:p>
          </table:table-cell>
          <table:table-cell office:value-type="float" office:value="0" table:formula="of:=[.F13]-[.G13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5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style-name="ce57"/>
          <table:table-cell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H18]+[.F17]-[.G1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7"/>
          <table:table-cell table:number-columns-repeated="2" table:style-name="ce43"/>
          <table:table-cell table:number-columns-repeated="3" table:style-name="ce42"/>
          <table:table-cell table:style-name="ce55"/>
          <table:table-cell office:value-type="float" office:value="0" table:formula="of:=[.H19]+[.F18]-[.G18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F19]-[.G19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58">
            <text:p>Ali Paşa Ay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25:.F30])" table:style-name="ce48">
            <text:p>0,00</text:p>
          </table:table-cell>
          <table:table-cell office:value-type="float" office:value="0" table:formula="of:=SUM([.G25:.G30])" table:style-name="ce61">
            <text:p>0,00</text:p>
          </table:table-cell>
          <table:table-cell office:value-type="float" office:value="0" table:formula="of:=[.F22]-[.G22]" table:style-name="ce48">
            <text:p>0,00</text:p>
          </table:table-cell>
          <table:table-cell table:number-columns-repeated="16376"/>
        </table:table-row>
        <table:table-row table:style-name="ro6">
          <table:table-cell table:style-name="ce1"/>
          <table:table-cell table:style-name="ce62"/>
          <table:table-cell table:style-name="ce59"/>
          <table:table-cell table:number-columns-repeated="5" table:style-name="ce1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number-rows-repeated="3"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3" table:style-name="ce59"/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H29]+[.F28]-[.G28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F29]-[.G29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65"/>
          <table:table-cell table:style-name="ce66"/>
          <table:table-cell table:style-name="ce67"/>
          <table:table-cell table:number-columns-repeated="2" table:style-name="ce65"/>
          <table:table-cell table:number-columns-repeated="3" table:style-name="ce67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5">
          <table:table-cell office:value-type="string" table:style-name="ce58">
            <text:p>Ali Paşa Milan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35:.F39])" table:style-name="ce48">
            <text:p>0,00</text:p>
          </table:table-cell>
          <table:table-cell office:value-type="float" office:value="0" table:formula="of:=SUM([.G35:.G39])" table:style-name="ce48">
            <text:p>0,00</text:p>
          </table:table-cell>
          <table:table-cell office:value-type="float" office:value="0" table:formula="of:=[.F32]-[.G32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7]+[.F36]-[.G36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8]+[.F37]-[.G37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68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9]+[.F38]-[.G38]" table:style-name="ce59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number-rows-repeated="1048537" table:style-name="ro4">
          <table:table-cell table:number-columns-repeated="16384"/>
        </table:table-row>
      </table:table>
      <table:table table:name="AP" table:style-name="ta2">
        <table:table-column table:style-name="co12" table:default-cell-style-name="ce42"/>
        <table:table-column table:style-name="co14" table:default-cell-style-name="ce42"/>
        <table:table-column table:style-name="co11" table:default-cell-style-name="ce69"/>
        <table:table-column table:style-name="co17" table:default-cell-style-name="ce70"/>
        <table:table-column table:style-name="co8" table:default-cell-style-name="ce42"/>
        <table:table-column table:style-name="co18" table:default-cell-style-name="ce71"/>
        <table:table-column table:style-name="co19" table:number-columns-repeated="2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72"/>
          <table:table-cell table:style-name="ce73"/>
          <table:table-cell table:style-name="ce44"/>
          <table:table-cell table:style-name="ce74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46">
            <text:p>AP</text:p>
          </table:table-cell>
          <table:table-cell table:style-name="ce42"/>
          <table:table-cell table:style-name="ce69"/>
          <table:table-cell table:style-name="ce70"/>
          <table:table-cell office:value-type="string" table:style-name="ce47">
            <text:p>Toplam</text:p>
          </table:table-cell>
          <table:table-cell office:value-type="float" office:value="0" table:formula="of:=SUM([.F5:.F5])" table:style-name="ce75">
            <text:p>0,00<text:s/></text:p>
          </table:table-cell>
          <table:table-cell office:value-type="float" office:value="0" table:formula="of:=SUM([.G5:.G5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76">
            <text:p>Tüfe endeks<text:s/></text:p>
          </table:table-cell>
          <table:table-cell office:value-type="string" table:style-name="ce77">
            <text:p>Tüfe %</text:p>
          </table:table-cell>
          <table:table-cell office:value-type="string" table:style-name="ce50">
            <text:p>Bitiş</text:p>
          </table:table-cell>
          <table:table-cell office:value-type="string" table:style-name="ce78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54132.44289176524" table:formula="of:=[.H9]+[.F8]-[.G8]" table:style-name="ce43">
            <text:p>54.132,44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54132.44289176524" table:formula="of:=[.H10]+[.F9]-[.G9]" table:style-name="ce43">
            <text:p>54.132,44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54132.44289176524" table:formula="of:=[.H11]+[.F10]-[.G10]" table:style-name="ce43">
            <text:p>54.132,44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11/12 Mayıs</text:p>
          </table:table-cell>
          <table:table-cell table:style-name="ce80"/>
          <table:table-cell table:style-name="ce81"/>
          <table:table-cell table:style-name="ce82"/>
          <table:table-cell office:value-type="float" office:value="25117.009777894527" table:formula="of:=[.E12]" table:style-name="ce83">
            <text:p>25.117,01<text:s/></text:p>
          </table:table-cell>
          <table:table-cell table:style-name="ce43"/>
          <table:table-cell office:value-type="float" office:value="54132.44289176524" table:formula="of:=[.H12]+[.F11]-[.G11]" table:style-name="ce43">
            <text:p>54.132,44</text:p>
          </table:table-cell>
          <table:table-cell table:number-columns-repeated="16376"/>
        </table:table-row>
        <table:table-row table:style-name="ro4">
          <table:table-cell office:value-type="date" office:date-value="2024-05-03T00:00:00" table:style-name="ce84">
            <text:p>3.05.2024</text:p>
          </table:table-cell>
          <table:table-cell office:value-type="string" table:style-name="ce53">
            <text:p>nisan tüfe</text:p>
          </table:table-cell>
          <table:table-cell office:value-type="float" office:value="2300" table:style-name="ce69">
            <text:p>2300,00<text:s/></text:p>
          </table:table-cell>
          <table:table-cell office:value-type="percentage" office:value="7.5032601532155185E-2" table:formula="of:=([.C12]/[.C14])-1" table:style-name="ce70">
            <text:p>7,50%</text:p>
          </table:table-cell>
          <table:table-cell office:value-type="float" office:value="25117.009777894527" table:formula="of:=[.E14]+[.F12]" table:style-name="ce42">
            <text:p>25117,00978</text:p>
          </table:table-cell>
          <table:table-cell office:value-type="float" office:value="2025.1510772911595" table:formula="of:=[.H13]*[.D12]" table:style-name="ce71">
            <text:p>2.025,15<text:s/></text:p>
          </table:table-cell>
          <table:table-cell table:style-name="ce43"/>
          <table:table-cell office:value-type="float" office:value="29015.433113870713" table:formula="of:=[.H13]+[.F12]-[.G12]" table:style-name="ce43">
            <text:p>29.015,43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10/12 Nisan</text:p>
          </table:table-cell>
          <table:table-cell table:style-name="ce80"/>
          <table:table-cell table:style-name="ce81"/>
          <table:table-cell table:style-name="ce82"/>
          <table:table-cell office:value-type="float" office:value="23091.858700603367" table:formula="of:=[.E14]" table:style-name="ce83">
            <text:p>23.091,86<text:s/></text:p>
          </table:table-cell>
          <table:table-cell table:style-name="ce43"/>
          <table:table-cell office:value-type="float" office:value="26990.282036579552" table:formula="of:=[.H14]+[.F13]-[.G13]" table:style-name="ce43">
            <text:p>26.990,28</text:p>
          </table:table-cell>
          <table:table-cell table:number-columns-repeated="16376"/>
        </table:table-row>
        <table:table-row table:style-name="ro4">
          <table:table-cell office:value-type="date" office:date-value="2024-04-03T00:00:00" table:style-name="ce84">
            <text:p>3.04.2024</text:p>
          </table:table-cell>
          <table:table-cell office:value-type="string" table:style-name="ce53">
            <text:p>mar tüfe</text:p>
          </table:table-cell>
          <table:table-cell office:value-type="float" office:value="2139.4699999999998" table:style-name="ce69">
            <text:p>2139,47<text:s/></text:p>
          </table:table-cell>
          <table:table-cell office:value-type="percentage" office:value="3.1626709356375349E-2" table:formula="of:=([.C14]/[.C16])-1" table:style-name="ce70">
            <text:p>3,16%</text:p>
          </table:table-cell>
          <table:table-cell office:value-type="float" office:value="23091.858700603367" table:formula="of:=[.E16]+[.F14]" table:style-name="ce42">
            <text:p>23091,8587</text:p>
          </table:table-cell>
          <table:table-cell office:value-type="float" office:value="119.51445292837799" table:formula="of:=[.H15]*[.D14]" table:style-name="ce71">
            <text:p>119,51<text:s/></text:p>
          </table:table-cell>
          <table:table-cell table:style-name="ce43"/>
          <table:table-cell office:value-type="float" office:value="3898.4233359761847" table:formula="of:=[.H15]+[.F14]-[.G14]" table:style-name="ce43">
            <text:p>3.898,4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9/12 Mart</text:p>
          </table:table-cell>
          <table:table-cell table:style-name="ce80"/>
          <table:table-cell table:style-name="ce81"/>
          <table:table-cell table:style-name="ce82"/>
          <table:table-cell office:value-type="float" office:value="22972.344247674988" table:formula="of:=[.E16]" table:style-name="ce83">
            <text:p>22.972,34<text:s/></text:p>
          </table:table-cell>
          <table:table-cell table:style-name="ce43"/>
          <table:table-cell office:value-type="float" office:value="3778.9088830478067" table:formula="of:=[.H16]+[.F15]-[.G15]" table:style-name="ce43">
            <text:p>3.778,91</text:p>
          </table:table-cell>
          <table:table-cell table:number-columns-repeated="16376"/>
        </table:table-row>
        <table:table-row table:style-name="ro4">
          <table:table-cell office:value-type="date" office:date-value="2024-03-03T00:00:00" table:style-name="ce84">
            <text:p>3.03.2024</text:p>
          </table:table-cell>
          <table:table-cell office:value-type="string" table:style-name="ce53">
            <text:p>şubat tüfe</text:p>
          </table:table-cell>
          <table:table-cell office:value-type="float" office:value="2073.88" table:style-name="ce69">
            <text:p>2073,88<text:s/></text:p>
          </table:table-cell>
          <table:table-cell office:value-type="percentage" office:value="4.5291882138285056E-2" table:formula="of:=([.C16]/[.C18])-1" table:style-name="ce70">
            <text:p>4,53%</text:p>
          </table:table-cell>
          <table:table-cell office:value-type="float" office:value="22972.344247674988" table:formula="of:=[.E18]+[.F16]" table:style-name="ce42">
            <text:p>22972,34425</text:p>
          </table:table-cell>
          <table:table-cell office:value-type="float" office:value="-831.64025973798107" table:formula="of:=[.H17]*[.D16]" table:style-name="ce71">
            <text:p>-831,64<text:s/></text:p>
          </table:table-cell>
          <table:table-cell table:style-name="ce43"/>
          <table:table-cell office:value-type="float" office:value="-19193.435364627181" table:formula="of:=[.H17]+[.F16]-[.G16]" table:style-name="ce85">
            <text:p>-19.193,44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8/12 Şubat</text:p>
          </table:table-cell>
          <table:table-cell table:style-name="ce80"/>
          <table:table-cell table:style-name="ce81"/>
          <table:table-cell table:style-name="ce82"/>
          <table:table-cell office:value-type="float" office:value="23803.98450741297" table:formula="of:=[.E18]" table:style-name="ce83">
            <text:p>23.803,98<text:s/></text:p>
          </table:table-cell>
          <table:table-cell table:style-name="ce43"/>
          <table:table-cell office:value-type="float" office:value="-18361.795104889199" table:formula="of:=[.H18]+[.F17]-[.G17]" table:style-name="ce85">
            <text:p>-18.361,80</text:p>
          </table:table-cell>
          <table:table-cell table:number-columns-repeated="16376"/>
        </table:table-row>
        <table:table-row table:style-name="ro4">
          <table:table-cell office:value-type="date" office:date-value="2024-02-03T00:00:00" table:style-name="ce84">
            <text:p>3.02.2024</text:p>
          </table:table-cell>
          <table:table-cell office:value-type="string" table:style-name="ce53">
            <text:p>ocak tüfe</text:p>
          </table:table-cell>
          <table:table-cell office:value-type="float" office:value="1984.02" table:style-name="ce69">
            <text:p>1984,02<text:s/></text:p>
          </table:table-cell>
          <table:table-cell office:value-type="percentage" office:value="6.7033097053856627E-2" table:formula="of:=([.C18]/[.C21])-1" table:style-name="ce70">
            <text:p>6,70%</text:p>
          </table:table-cell>
          <table:table-cell office:value-type="float" office:value="23803.98450741297" table:formula="of:=[.E21]+[.F18]" table:style-name="ce42">
            <text:p>23803,98451</text:p>
          </table:table-cell>
          <table:table-cell office:value-type="float" office:value="0" table:style-name="ce71">
            <text:p>0,00<text:s/></text:p>
          </table:table-cell>
          <table:table-cell table:style-name="ce43"/>
          <table:table-cell office:value-type="float" office:value="-42165.779612302169" table:formula="of:=[.H19]+[.F18]-[.G18]" table:style-name="ce85">
            <text:p>-42.165,7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ödeme</text:p>
          </table:table-cell>
          <table:table-cell table:style-name="ce69"/>
          <table:table-cell table:style-name="ce70"/>
          <table:table-cell table:style-name="ce42"/>
          <table:table-cell table:style-name="ce71"/>
          <table:table-cell office:value-type="float" office:value="149188" table:style-name="ce43">
            <text:p>149.188,00</text:p>
          </table:table-cell>
          <table:table-cell office:value-type="float" office:value="-42165.779612302169" table:formula="of:=[.H20]+[.F19]-[.G19]" table:style-name="ce86">
            <text:p>-42.165,7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7/12 Ocak</text:p>
          </table:table-cell>
          <table:table-cell table:style-name="ce80"/>
          <table:table-cell table:style-name="ce81"/>
          <table:table-cell table:style-name="ce82"/>
          <table:table-cell office:value-type="float" office:value="23803.98450741297" table:formula="of:=[.E21]" table:style-name="ce83">
            <text:p>23.803,98<text:s/></text:p>
          </table:table-cell>
          <table:table-cell table:style-name="ce43"/>
          <table:table-cell office:value-type="float" office:value="107022.22038769783" table:formula="of:=[.H21]+[.F20]-[.G20]" table:style-name="ce43">
            <text:p>107.022,22</text:p>
          </table:table-cell>
          <table:table-cell table:number-columns-repeated="16376"/>
        </table:table-row>
        <table:table-row table:style-name="ro4">
          <table:table-cell office:value-type="date" office:date-value="2024-01-03T00:00:00" table:style-name="ce84">
            <text:p>3.01.2024</text:p>
          </table:table-cell>
          <table:table-cell office:value-type="string" table:style-name="ce53">
            <text:p>aralık tüfe</text:p>
          </table:table-cell>
          <table:table-cell office:value-type="float" office:value="1859.38" table:style-name="ce69">
            <text:p>1859,38<text:s/></text:p>
          </table:table-cell>
          <table:table-cell office:value-type="percentage" office:value="2.9272073069471327E-2" table:formula="of:=([.C21]/[.C27])-1" table:style-name="ce70">
            <text:p>2,93%</text:p>
          </table:table-cell>
          <table:table-cell office:value-type="float" office:value="23803.98450741297" table:formula="of:=[.E27]+[.F21]" table:style-name="ce42">
            <text:p>23803,98451</text:p>
          </table:table-cell>
          <table:table-cell office:value-type="float" office:value="2366.6922917044712" table:formula="of:=[.H22]*[.D21]" table:style-name="ce71">
            <text:p>2.366,69<text:s/></text:p>
          </table:table-cell>
          <table:table-cell table:style-name="ce43"/>
          <table:table-cell office:value-type="float" office:value="83218.235880284861" table:formula="of:=[.H22]+[.F21]-[.G21]" table:style-name="ce43">
            <text:p>83.218,24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noter ihtar masrafı</text:p>
          </table:table-cell>
          <table:table-cell table:style-name="ce69"/>
          <table:table-cell table:style-name="ce70"/>
          <table:table-cell table:style-name="ce42"/>
          <table:table-cell office:value-type="float" office:value="629.52" table:style-name="ce71">
            <text:p>629,52<text:s/></text:p>
          </table:table-cell>
          <table:table-cell table:style-name="ce43"/>
          <table:table-cell office:value-type="float" office:value="80851.543588580389" table:formula="of:=[.H23]+[.F22]-[.G22]" table:style-name="ce43">
            <text:p>80.851,54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ya masraf için yatan</text:p>
          </table:table-cell>
          <table:table-cell table:style-name="ce69"/>
          <table:table-cell table:style-name="ce70"/>
          <table:table-cell table:style-name="ce42"/>
          <table:table-cell office:value-type="float" office:value="200" table:style-name="ce71">
            <text:p>200,00<text:s/></text:p>
          </table:table-cell>
          <table:table-cell table:style-name="ce43"/>
          <table:table-cell office:value-type="float" office:value="80222.023588580385" table:formula="of:=[.H24]+[.F23]-[.G23]" table:style-name="ce43">
            <text:p>80.222,0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başvuru harcı</text:p>
          </table:table-cell>
          <table:table-cell table:style-name="ce69"/>
          <table:table-cell table:style-name="ce70"/>
          <table:table-cell table:style-name="ce42"/>
          <table:table-cell office:value-type="float" office:value="393.45" table:style-name="ce71">
            <text:p>393,45<text:s/></text:p>
          </table:table-cell>
          <table:table-cell table:style-name="ce43"/>
          <table:table-cell office:value-type="float" office:value="80022.023588580385" table:formula="of:=[.H25]+[.F24]-[.G24]" table:style-name="ce43">
            <text:p>80.022,0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avukat vekalet</text:p>
          </table:table-cell>
          <table:table-cell table:style-name="ce69"/>
          <table:table-cell table:style-name="ce70"/>
          <table:table-cell table:style-name="ce42"/>
          <table:table-cell office:value-type="float" office:value="1000" table:style-name="ce71">
            <text:p>1.000,00<text:s/></text:p>
          </table:table-cell>
          <table:table-cell table:style-name="ce43"/>
          <table:table-cell office:value-type="float" office:value="79628.573588580388" table:formula="of:=[.H26]+[.F25]-[.G25]" table:style-name="ce43">
            <text:p>79.628,57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6/12 Aralık</text:p>
          </table:table-cell>
          <table:table-cell table:style-name="ce80"/>
          <table:table-cell table:style-name="ce81"/>
          <table:table-cell table:style-name="ce82"/>
          <table:table-cell office:value-type="float" office:value="21437.292215708498" table:formula="of:=[.F27]+[.F28]" table:style-name="ce83">
            <text:p>21.437,29<text:s/></text:p>
          </table:table-cell>
          <table:table-cell table:style-name="ce43"/>
          <table:table-cell office:value-type="float" office:value="78628.573588580388" table:formula="of:=[.H27]+[.F26]-[.G26]" table:style-name="ce43">
            <text:p>78.628,57</text:p>
          </table:table-cell>
          <table:table-cell table:number-columns-repeated="16376"/>
        </table:table-row>
        <table:table-row table:style-name="ro4">
          <table:table-cell office:value-type="date" office:date-value="2023-12-03T00:00:00" table:style-name="ce84">
            <text:p>3.12.2023</text:p>
          </table:table-cell>
          <table:table-cell office:value-type="string" table:style-name="ce53">
            <text:p>kasım tüfe</text:p>
          </table:table-cell>
          <table:table-cell office:value-type="float" office:value="1806.5" table:style-name="ce69">
            <text:p>1806,50<text:s/></text:p>
          </table:table-cell>
          <table:table-cell office:value-type="percentage" office:value="3.2810972437411046E-2" table:formula="of:=([.C27]/[.C29])-1" table:style-name="ce70">
            <text:p>3,28%</text:p>
          </table:table-cell>
          <table:table-cell office:value-type="float" office:value="21437.292215708498" table:formula="of:=[.E29]+[.F27]" table:style-name="ce42">
            <text:p>21437,29222</text:p>
          </table:table-cell>
          <table:table-cell office:value-type="float" office:value="1173.1231527631812" table:formula="of:=[.H29]*[.D27]" table:style-name="ce71">
            <text:p>1.173,12<text:s/></text:p>
          </table:table-cell>
          <table:table-cell table:style-name="ce43"/>
          <table:table-cell office:value-type="float" office:value="57191.281372871883" table:formula="of:=[.H28]+[.F27]-[.G27]" table:style-name="ce43">
            <text:p>57.191,2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85">
            <text:p>2023-2024 Kira 5/12 Kasım</text:p>
          </table:table-cell>
          <table:table-cell table:style-name="ce80"/>
          <table:table-cell table:style-name="ce81"/>
          <table:table-cell table:style-name="ce82"/>
          <table:table-cell office:value-type="float" office:value="20264.169062945315" table:formula="of:=[.F29]+[.F34]" table:style-name="ce83">
            <text:p>20.264,17<text:s/></text:p>
          </table:table-cell>
          <table:table-cell table:style-name="ce43"/>
          <table:table-cell office:value-type="float" office:value="56018.1582201087" table:formula="of:=[.H29]+[.F28]-[.G28]" table:style-name="ce43">
            <text:p>56.018,16</text:p>
          </table:table-cell>
          <table:table-cell table:number-columns-repeated="16376"/>
        </table:table-row>
        <table:table-row table:style-name="ro4">
          <table:table-cell office:value-type="date" office:date-value="2023-11-03T00:00:00" table:style-name="ce84">
            <text:p>3.11.2023</text:p>
          </table:table-cell>
          <table:table-cell office:value-type="string" table:style-name="ce53">
            <text:p>ekim tüfe</text:p>
          </table:table-cell>
          <table:table-cell office:value-type="float" office:value="1749.11" table:style-name="ce69">
            <text:p>1749,11<text:s/></text:p>
          </table:table-cell>
          <table:table-cell office:value-type="percentage" office:value="3.4339814551991532E-2" table:formula="of:=([.C29]/[.C35])-1" table:style-name="ce70">
            <text:p>3,43%</text:p>
          </table:table-cell>
          <table:table-cell office:value-type="float" office:value="20264.169062945315" table:formula="of:=[.E35]+[.F29]" table:style-name="ce42">
            <text:p>20264,16906</text:p>
          </table:table-cell>
          <table:table-cell office:value-type="float" office:value="1187.0232005742746" table:formula="of:=[.H30]*[.D29]" table:style-name="ce71">
            <text:p>1.187,02<text:s/></text:p>
          </table:table-cell>
          <table:table-cell table:style-name="ce43"/>
          <table:table-cell office:value-type="float" office:value="35753.989157163385" table:formula="of:=[.H30]+[.F29]-[.G29]" table:style-name="ce43">
            <text:p>35.753,99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dv usulsüzlük cezası</text:p>
          </table:table-cell>
          <table:table-cell table:style-name="ce69"/>
          <table:table-cell table:style-name="ce70"/>
          <table:table-cell table:style-name="ce42"/>
          <table:table-cell office:value-type="float" office:value="52.5" table:style-name="ce71">
            <text:p>52,50<text:s/></text:p>
          </table:table-cell>
          <table:table-cell table:style-name="ce43"/>
          <table:table-cell office:value-type="float" office:value="34566.965956589112" table:formula="of:=[.H31]+[.F30]-[.G30]" table:style-name="ce43">
            <text:p>34.566,97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dv<text:s text:c="2"/></text:p>
          </table:table-cell>
          <table:table-cell table:style-name="ce69"/>
          <table:table-cell table:style-name="ce70"/>
          <table:table-cell table:style-name="ce42"/>
          <table:table-cell office:value-type="float" office:value="156.02000000000001" table:style-name="ce71">
            <text:p>156,02<text:s/></text:p>
          </table:table-cell>
          <table:table-cell table:style-name="ce43"/>
          <table:table-cell office:value-type="float" office:value="34514.465956589112" table:formula="of:=[.H32]+[.F31]-[.G31]" table:style-name="ce43">
            <text:p>34.514,47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masraf avansı</text:p>
          </table:table-cell>
          <table:table-cell table:style-name="ce69"/>
          <table:table-cell table:style-name="ce70"/>
          <table:table-cell table:style-name="ce42"/>
          <table:table-cell office:value-type="float" office:value="87" table:style-name="ce71">
            <text:p>87,00<text:s/></text:p>
          </table:table-cell>
          <table:table-cell table:style-name="ce43"/>
          <table:table-cell office:value-type="float" office:value="34358.445956589116" table:formula="of:=[.H33]+[.F32]-[.G32]" table:style-name="ce43">
            <text:p>34.358,45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harç</text:p>
          </table:table-cell>
          <table:table-cell table:style-name="ce69"/>
          <table:table-cell table:style-name="ce70"/>
          <table:table-cell table:style-name="ce42"/>
          <table:table-cell office:value-type="float" office:value="1469.85" table:style-name="ce71">
            <text:p>1.469,85<text:s/></text:p>
          </table:table-cell>
          <table:table-cell table:style-name="ce43"/>
          <table:table-cell office:value-type="float" office:value="34271.445956589116" table:formula="of:=[.H34]+[.F33]-[.G33]" table:style-name="ce43">
            <text:p>34.271,45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84">
            <text:p>30.10.2023</text:p>
          </table:table-cell>
          <table:table-cell office:value-type="string" table:style-name="ce85">
            <text:p>2023-2024 Kira 4/12 Ekim</text:p>
          </table:table-cell>
          <table:table-cell table:style-name="ce80"/>
          <table:table-cell table:style-name="ce81"/>
          <table:table-cell table:style-name="ce82"/>
          <table:table-cell office:value-type="float" office:value="19077.145862371039" table:formula="of:=[.E35]" table:style-name="ce83">
            <text:p>19.077,15<text:s/></text:p>
          </table:table-cell>
          <table:table-cell table:style-name="ce43"/>
          <table:table-cell office:value-type="float" office:value="32801.595956589117" table:formula="of:=[.H35]+[.F34]-[.G34]" table:style-name="ce43">
            <text:p>32.801,60</text:p>
          </table:table-cell>
          <table:table-cell table:number-columns-repeated="16376"/>
        </table:table-row>
        <table:table-row table:style-name="ro4">
          <table:table-cell office:value-type="date" office:date-value="2023-10-03T00:00:00" table:style-name="ce84">
            <text:p>3.10.2023</text:p>
          </table:table-cell>
          <table:table-cell office:value-type="string" table:style-name="ce53">
            <text:p>eylül tüfe endeks</text:p>
          </table:table-cell>
          <table:table-cell office:value-type="float" office:value="1691.04" table:style-name="ce69">
            <text:p>1691,04<text:s/></text:p>
          </table:table-cell>
          <table:table-cell office:value-type="percentage" office:value="4.7531143336781767E-2" table:formula="of:=([.C35]/[.C38])-1" table:style-name="ce70">
            <text:p>4,75%</text:p>
          </table:table-cell>
          <table:table-cell office:value-type="float" office:value="19077.145862371039" table:formula="of:=[.F37]+[.F35]" table:style-name="ce42">
            <text:p>19077,14586</text:p>
          </table:table-cell>
          <table:table-cell office:value-type="float" office:value="2891.4615004549646" table:formula="of:=[.H37]*[.D35]" table:style-name="ce71">
            <text:p>2.891,46<text:s/></text:p>
          </table:table-cell>
          <table:table-cell table:style-name="ce55"/>
          <table:table-cell office:value-type="float" office:value="13724.450094218077" table:formula="of:=[.H36]+[.F35]-[.G35]" table:style-name="ce43">
            <text:p>13.724,45</text:p>
          </table:table-cell>
          <table:table-cell table:number-columns-repeated="16376"/>
        </table:table-row>
        <table:table-row table:style-name="ro4">
          <table:table-cell table:style-name="ce84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office:value-type="float" office:value="50000" table:style-name="ce55">
            <text:p>50.000,00</text:p>
          </table:table-cell>
          <table:table-cell office:value-type="float" office:value="10832.988593763112" table:formula="of:=[.H37]+[.F36]-[.G36]" table:style-name="ce43">
            <text:p>10.832,99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84">
            <text:p>30.09.2023</text:p>
          </table:table-cell>
          <table:table-cell office:value-type="string" table:style-name="ce85">
            <text:p>2023-2024 Kira 3/12 Eylül</text:p>
          </table:table-cell>
          <table:table-cell table:style-name="ce80"/>
          <table:table-cell table:style-name="ce81"/>
          <table:table-cell table:style-name="ce82"/>
          <table:table-cell office:value-type="float" office:value="16185.684361916074" table:formula="of:=[.E38]" table:style-name="ce83">
            <text:p>16.185,68<text:s/></text:p>
          </table:table-cell>
          <table:table-cell table:style-name="ce43"/>
          <table:table-cell office:value-type="float" office:value="60832.988593763112" table:formula="of:=[.H38]+[.F37]-[.G37]" table:style-name="ce43">
            <text:p>60.832,99</text:p>
          </table:table-cell>
          <table:table-cell table:number-columns-repeated="16376"/>
        </table:table-row>
        <table:table-row table:style-name="ro4">
          <table:table-cell office:value-type="date" office:date-value="2023-09-03T00:00:00" table:style-name="ce84">
            <text:p>3.09.2023</text:p>
          </table:table-cell>
          <table:table-cell office:value-type="string" table:style-name="ce53">
            <text:p>ağustos tüfe endeks</text:p>
          </table:table-cell>
          <table:table-cell office:value-type="float" office:value="1614.31" table:style-name="ce69">
            <text:p>1614,31<text:s/></text:p>
          </table:table-cell>
          <table:table-cell office:value-type="percentage" office:value="9.0867931668288549E-2" table:formula="of:=([.C38]/[.C40])-1" table:style-name="ce70">
            <text:p>9,09%</text:p>
          </table:table-cell>
          <table:table-cell office:value-type="float" office:value="16185.684361916074" table:formula="of:=[.F39]+[.F38]" table:style-name="ce42">
            <text:p>16185,68436</text:p>
          </table:table-cell>
          <table:table-cell office:value-type="float" office:value="3719.0644919851061" table:formula="of:=[.H39]*[.D38]" table:style-name="ce71">
            <text:p>3.719,06<text:s/></text:p>
          </table:table-cell>
          <table:table-cell table:style-name="ce43"/>
          <table:table-cell office:value-type="float" office:value="44647.30423184704" table:formula="of:=[.H39]+[.F38]-[.G38]" table:style-name="ce43">
            <text:p>44.647,30</text:p>
          </table:table-cell>
          <table:table-cell table:number-columns-repeated="16376"/>
        </table:table-row>
        <table:table-row table:style-name="ro4">
          <table:table-cell office:value-type="date" office:date-value="2023-07-30T00:00:00" table:style-name="ce84">
            <text:p>30.07.2023</text:p>
          </table:table-cell>
          <table:table-cell office:value-type="string" table:style-name="ce85">
            <text:p>2023-2024 Kira 2/12 Ağustos</text:p>
          </table:table-cell>
          <table:table-cell table:style-name="ce80"/>
          <table:table-cell table:style-name="ce81"/>
          <table:table-cell table:style-name="ce82"/>
          <table:table-cell office:value-type="float" office:value="12466.619869930968" table:formula="of:=[.E40]" table:style-name="ce83">
            <text:p>12.466,62<text:s/></text:p>
          </table:table-cell>
          <table:table-cell table:style-name="ce43"/>
          <table:table-cell office:value-type="float" office:value="40928.239739861936" table:formula="of:=[.H40]+[.F39]-[.G39]" table:style-name="ce43">
            <text:p>40.928,24</text:p>
          </table:table-cell>
          <table:table-cell table:number-columns-repeated="16376"/>
        </table:table-row>
        <table:table-row table:style-name="ro4">
          <table:table-cell office:value-type="date" office:date-value="2023-08-03T00:00:00" table:style-name="ce84">
            <text:p>3.08.2023</text:p>
          </table:table-cell>
          <table:table-cell office:value-type="string" table:style-name="ce42">
            <text:p>temmuz 2023 endex</text:p>
          </table:table-cell>
          <table:table-cell office:value-type="float" office:value="1479.84" table:style-name="ce69">
            <text:p>1479,84<text:s/></text:p>
          </table:table-cell>
          <table:table-cell office:value-type="percentage" office:value="9.4888242736332673E-2" table:formula="of:=([.C40]/[.C42])-1" table:style-name="ce70">
            <text:p>9,49%</text:p>
          </table:table-cell>
          <table:table-cell office:value-type="float" office:value="12466.619869930968" table:formula="of:=[.F41]+[.F40]" table:style-name="ce42">
            <text:p>12466,61987</text:p>
          </table:table-cell>
          <table:table-cell office:value-type="float" office:value="2466.619869930968" table:formula="of:=[.H41]*[.D40]" table:style-name="ce71">
            <text:p>2.466,62<text:s/></text:p>
          </table:table-cell>
          <table:table-cell table:style-name="ce55"/>
          <table:table-cell office:value-type="float" office:value="28461.619869930968" table:formula="of:=[.H41]+[.F40]-[.G40]" table:style-name="ce43">
            <text:p>28.461,62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84">
            <text:p>30.06.2023</text:p>
          </table:table-cell>
          <table:table-cell office:value-type="string" table:style-name="ce85">
            <text:p>2023-2024 Kira 1/12 Temmuz</text:p>
          </table:table-cell>
          <table:table-cell table:style-name="ce80"/>
          <table:table-cell table:style-name="ce81"/>
          <table:table-cell table:style-name="ce82"/>
          <table:table-cell office:value-type="float" office:value="10000" table:style-name="ce83">
            <text:p>10.000,00<text:s/></text:p>
          </table:table-cell>
          <table:table-cell table:style-name="ce43"/>
          <table:table-cell office:value-type="float" office:value="25995" table:formula="of:=[.H42]+[.F41]-[.G41]" table:style-name="ce43">
            <text:p>25.995,00</text:p>
          </table:table-cell>
          <table:table-cell table:number-columns-repeated="16376"/>
        </table:table-row>
        <table:table-row table:style-name="ro4">
          <table:table-cell office:value-type="float" office:value="45141" table:style-name="ce42">
            <text:p>45141</text:p>
          </table:table-cell>
          <table:table-cell office:value-type="string" table:style-name="ce42">
            <text:p>haziran 2023 endex</text:p>
          </table:table-cell>
          <table:table-cell office:value-type="float" office:value="1351.59" table:style-name="ce69">
            <text:p>1351,59<text:s/></text:p>
          </table:table-cell>
          <table:table-cell office:value-type="percentage" office:value="0.59950000000000003" table:style-name="ce70">
            <text:p>59,95%</text:p>
          </table:table-cell>
          <table:table-cell office:value-type="float" office:value="15995" table:formula="of:=[.F44]+[.F42]" table:style-name="ce42">
            <text:p>15995</text:p>
          </table:table-cell>
          <table:table-cell office:value-type="float" office:value="5995" table:formula="of:=[.H43]*[.D42]" table:style-name="ce71">
            <text:p>5.995,00<text:s/></text:p>
          </table:table-cell>
          <table:table-cell table:style-name="ce43"/>
          <table:table-cell office:value-type="float" office:value="15995" table:formula="of:=[.H43]+[.F42]-[.G42]" table:style-name="ce43">
            <text:p>15.995,00</text:p>
          </table:table-cell>
          <table:table-cell table:number-columns-repeated="16376"/>
        </table:table-row>
        <table:table-row table:style-name="ro4">
          <table:table-cell office:value-type="date" office:date-value="2022-07-03T00:00:00" table:style-name="ce84">
            <text:p>3.07.2022</text:p>
          </table:table-cell>
          <table:table-cell office:value-type="string" table:style-name="ce42">
            <text:p>haziran 2022 endex</text:p>
          </table:table-cell>
          <table:table-cell office:value-type="float" office:value="977.9" table:style-name="ce69">
            <text:p>977,90<text:s/></text:p>
          </table:table-cell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10000" table:formula="of:=[.H44]+[.F43]-[.G43]" table:style-name="ce43">
            <text:p>10.000,00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84">
            <text:p>30.06.2023</text:p>
          </table:table-cell>
          <table:table-cell office:value-type="string" table:style-name="ce42">
            <text:p>2022 den kalan</text:p>
          </table:table-cell>
          <table:table-cell table:style-name="ce69"/>
          <table:table-cell table:style-name="ce70"/>
          <table:table-cell table:style-name="ce42"/>
          <table:table-cell office:value-type="float" office:value="10000" table:style-name="ce71">
            <text:p>10.000,00<text:s/></text:p>
          </table:table-cell>
          <table:table-cell table:style-name="ce43"/>
          <table:table-cell office:value-type="float" office:value="10000" table:formula="of:=[.F44]" table:style-name="ce43">
            <text:p>10.000,00</text:p>
          </table:table-cell>
          <table:table-cell table:number-columns-repeated="16376"/>
        </table:table-row>
        <table:table-row table:number-rows-repeated="1048532" table:style-name="ro4">
          <table:table-cell table:number-columns-repeated="16384"/>
        </table:table-row>
      </table:table>
      <table:table table:name="LS" table:style-name="ta2">
        <table:table-column table:style-name="co12" table:default-cell-style-name="ce42"/>
        <table:table-column table:style-name="co14" table:default-cell-style-name="ce42"/>
        <table:table-column table:style-name="co20" table:default-cell-style-name="ce69"/>
        <table:table-column table:style-name="co12" table:default-cell-style-name="ce70"/>
        <table:table-column table:style-name="co8" table:default-cell-style-name="ce42"/>
        <table:table-column table:style-name="co4" table:default-cell-style-name="ce71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72"/>
          <table:table-cell table:style-name="ce73"/>
          <table:table-cell table:style-name="ce44"/>
          <table:table-cell table:style-name="ce74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style-name="ce42"/>
          <table:table-cell table:style-name="ce69"/>
          <table:table-cell table:style-name="ce70"/>
          <table:table-cell office:value-type="string" table:style-name="ce47">
            <text:p>Toplam</text:p>
          </table:table-cell>
          <table:table-cell office:value-type="float" office:value="0" table:formula="of:=SUM([.F5:.F5])" table:style-name="ce75">
            <text:p>0,00<text:s/></text:p>
          </table:table-cell>
          <table:table-cell office:value-type="float" office:value="0" table:formula="of:=SUM([.G5:.G5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76">
            <text:p>Tüfe endeks<text:s/></text:p>
          </table:table-cell>
          <table:table-cell office:value-type="string" table:style-name="ce77">
            <text:p>Tüfe %</text:p>
          </table:table-cell>
          <table:table-cell office:value-type="string" table:style-name="ce50">
            <text:p>Kira Bedeli</text:p>
          </table:table-cell>
          <table:table-cell office:value-type="string" table:style-name="ce78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69"/>
          <table:table-cell table:style-name="ce70"/>
          <table:table-cell table:style-name="ce42"/>
          <table:table-cell table:style-name="ce71"/>
          <table:table-cell table:number-columns-repeated="2" table:style-name="ce43"/>
          <table:table-cell table:number-columns-repeated="16376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94331.39727238151" table:formula="of:=[.H9]+[.F8]-[.G8]" table:style-name="ce43">
            <text:p>94.331,40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94331.39727238151" table:formula="of:=[.H10]+[.F9]-[.G9]" table:style-name="ce43">
            <text:p>94.331,40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69"/>
          <table:table-cell table:style-name="ce70"/>
          <table:table-cell table:style-name="ce42"/>
          <table:table-cell table:style-name="ce71"/>
          <table:table-cell table:style-name="ce43"/>
          <table:table-cell office:value-type="float" office:value="94331.39727238151" table:formula="of:=[.H11]+[.F10]-[.G10]" table:style-name="ce43">
            <text:p>94.331,40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9/12 Mayıs</text:p>
          </table:table-cell>
          <table:table-cell table:style-name="ce80"/>
          <table:table-cell table:style-name="ce81"/>
          <table:table-cell table:style-name="ce82"/>
          <table:table-cell office:value-type="float" office:value="32092.449486883212" table:formula="of:=[.E12]" table:style-name="ce83">
            <text:p>32.092,45<text:s/></text:p>
          </table:table-cell>
          <table:table-cell table:style-name="ce43"/>
          <table:table-cell office:value-type="float" office:value="94331.39727238151" table:formula="of:=[.H12]+[.F11]-[.G11]" table:style-name="ce43">
            <text:p>94.331,40</text:p>
          </table:table-cell>
          <table:table-cell table:number-columns-repeated="16376"/>
        </table:table-row>
        <table:table-row table:style-name="ro4">
          <table:table-cell office:value-type="date" office:date-value="2024-04-30T00:00:00" table:style-name="ce84">
            <text:p>30.04.2024</text:p>
          </table:table-cell>
          <table:table-cell office:value-type="string" table:style-name="ce53">
            <text:p>nisan tüfe</text:p>
          </table:table-cell>
          <table:table-cell office:value-type="float" office:value="2300" table:style-name="ce69">
            <text:p>2300,00<text:s/></text:p>
          </table:table-cell>
          <table:table-cell office:value-type="percentage" office:value="7.5032601532155185E-2" table:formula="of:=([.C12]/[.C14])-1" table:style-name="ce70">
            <text:p>7,50%</text:p>
          </table:table-cell>
          <table:table-cell office:value-type="float" office:value="32092.449486883212" table:formula="of:=[.E14]+[.F12]" table:style-name="ce42">
            <text:p>32092,44949</text:p>
          </table:table-cell>
          <table:table-cell office:value-type="float" office:value="4344.0079513069759" table:formula="of:=[.H13]*[.D12]" table:style-name="ce71">
            <text:p>4.344,01<text:s/></text:p>
          </table:table-cell>
          <table:table-cell table:style-name="ce43"/>
          <table:table-cell office:value-type="float" office:value="62238.947785498298" table:formula="of:=[.H13]+[.F12]-[.G12]" table:style-name="ce43">
            <text:p>62.238,95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79">
            <text:p>2023-2024 Kira 8/12 Nisan</text:p>
          </table:table-cell>
          <table:table-cell table:style-name="ce80"/>
          <table:table-cell table:style-name="ce81"/>
          <table:table-cell table:style-name="ce82"/>
          <table:table-cell office:value-type="float" office:value="27748.441535576236" table:formula="of:=[.E14]" table:style-name="ce83">
            <text:p>27.748,44<text:s/></text:p>
          </table:table-cell>
          <table:table-cell table:style-name="ce43"/>
          <table:table-cell office:value-type="float" office:value="57894.939834191326" table:formula="of:=[.H14]+[.F13]-[.G13]" table:style-name="ce43">
            <text:p>57.894,94</text:p>
          </table:table-cell>
          <table:table-cell table:number-columns-repeated="16376"/>
        </table:table-row>
        <table:table-row table:style-name="ro4">
          <table:table-cell office:value-type="date" office:date-value="2024-03-30T00:00:00" table:style-name="ce84">
            <text:p>30.03.2024</text:p>
          </table:table-cell>
          <table:table-cell office:value-type="string" table:style-name="ce53">
            <text:p>mar tüfe</text:p>
          </table:table-cell>
          <table:table-cell office:value-type="float" office:value="2139.4699999999998" table:style-name="ce69">
            <text:p>2139,47<text:s/></text:p>
          </table:table-cell>
          <table:table-cell office:value-type="percentage" office:value="3.1626709356375349E-2" table:formula="of:=([.C14]/[.C16])-1" table:style-name="ce70">
            <text:p>3,16%</text:p>
          </table:table-cell>
          <table:table-cell office:value-type="float" office:value="27748.441535576236" table:formula="of:=[.E16]+[.F14]" table:style-name="ce42">
            <text:p>27748,44154</text:p>
          </table:table-cell>
          <table:table-cell office:value-type="float" office:value="924.20497759078432" table:formula="of:=[.H15]*[.D14]" table:style-name="ce71">
            <text:p>924,20<text:s/></text:p>
          </table:table-cell>
          <table:table-cell table:style-name="ce43"/>
          <table:table-cell office:value-type="float" office:value="30146.49829861509" table:formula="of:=[.H15]+[.F14]-[.G14]" table:style-name="ce43">
            <text:p>30.146,50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7/12 Mart</text:p>
          </table:table-cell>
          <table:table-cell table:style-name="ce80"/>
          <table:table-cell table:style-name="ce81"/>
          <table:table-cell table:style-name="ce82"/>
          <table:table-cell office:value-type="float" office:value="26824.236557985452" table:formula="of:=[.E16]" table:style-name="ce83">
            <text:p>26.824,24<text:s/></text:p>
          </table:table-cell>
          <table:table-cell table:style-name="ce43"/>
          <table:table-cell office:value-type="float" office:value="29222.293321024306" table:formula="of:=[.H16]+[.F15]-[.G15]" table:style-name="ce43">
            <text:p>29.222,29</text:p>
          </table:table-cell>
          <table:table-cell table:number-columns-repeated="16376"/>
        </table:table-row>
        <table:table-row table:style-name="ro4">
          <table:table-cell office:value-type="date" office:date-value="2024-02-29T00:00:00" table:style-name="ce84">
            <text:p>29.02.2024</text:p>
          </table:table-cell>
          <table:table-cell office:value-type="string" table:style-name="ce53">
            <text:p>şubat tüfe</text:p>
          </table:table-cell>
          <table:table-cell office:value-type="float" office:value="2073.88" table:style-name="ce69">
            <text:p>2073,88<text:s/></text:p>
          </table:table-cell>
          <table:table-cell office:value-type="percentage" office:value="4.5291882138285056E-2" table:formula="of:=([.C16]/[.C18])-1" table:style-name="ce70">
            <text:p>4,53%</text:p>
          </table:table-cell>
          <table:table-cell office:value-type="float" office:value="26824.236557985452" table:formula="of:=[.E18]+[.F16]" table:style-name="ce42">
            <text:p>26824,23656</text:p>
          </table:table-cell>
          <table:table-cell office:value-type="float" office:value="103.90638837670073" table:formula="of:=[.H17]*[.D16]" table:style-name="ce71">
            <text:p>103,91<text:s/></text:p>
          </table:table-cell>
          <table:table-cell table:style-name="ce43"/>
          <table:table-cell office:value-type="float" office:value="2398.0567630388537" table:formula="of:=[.H17]+[.F16]-[.G16]" table:style-name="ce85">
            <text:p>2.398,06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6/12 Şubat</text:p>
          </table:table-cell>
          <table:table-cell table:style-name="ce80"/>
          <table:table-cell table:style-name="ce81"/>
          <table:table-cell table:style-name="ce82"/>
          <table:table-cell office:value-type="float" office:value="26720.330169608751" table:formula="of:=[.E18]" table:style-name="ce83">
            <text:p>26.720,33<text:s/></text:p>
          </table:table-cell>
          <table:table-cell table:style-name="ce43"/>
          <table:table-cell office:value-type="float" office:value="2294.1503746621529" table:formula="of:=[.H18]+[.F17]-[.G17]" table:style-name="ce85">
            <text:p>2.294,15</text:p>
          </table:table-cell>
          <table:table-cell table:number-columns-repeated="16376"/>
        </table:table-row>
        <table:table-row table:style-name="ro4">
          <table:table-cell office:value-type="date" office:date-value="2024-01-30T00:00:00" table:style-name="ce84">
            <text:p>30.01.2024</text:p>
          </table:table-cell>
          <table:table-cell office:value-type="string" table:style-name="ce53">
            <text:p>ocak tüfe</text:p>
          </table:table-cell>
          <table:table-cell office:value-type="float" office:value="1984.02" table:style-name="ce69">
            <text:p>1984,02<text:s/></text:p>
          </table:table-cell>
          <table:table-cell office:value-type="percentage" office:value="6.7033097053856627E-2" table:formula="of:=([.C18]/[.C21])-1" table:style-name="ce70">
            <text:p>6,70%</text:p>
          </table:table-cell>
          <table:table-cell office:value-type="float" office:value="26720.330169608751" table:formula="of:=[.E21]+[.F18]" table:style-name="ce42">
            <text:p>26720,33017</text:p>
          </table:table-cell>
          <table:table-cell office:value-type="float" office:value="0" table:style-name="ce71">
            <text:p>0,00<text:s/></text:p>
          </table:table-cell>
          <table:table-cell table:style-name="ce43"/>
          <table:table-cell office:value-type="float" office:value="-24426.179794946598" table:formula="of:=[.H19]+[.F18]-[.G18]" table:style-name="ce85">
            <text:p>-24.426,1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ödeme</text:p>
          </table:table-cell>
          <table:table-cell table:style-name="ce69"/>
          <table:table-cell table:style-name="ce70"/>
          <table:table-cell table:style-name="ce42"/>
          <table:table-cell table:style-name="ce71"/>
          <table:table-cell office:value-type="float" office:value="149188" table:style-name="ce43">
            <text:p>149.188,00</text:p>
          </table:table-cell>
          <table:table-cell office:value-type="float" office:value="-24426.179794946598" table:formula="of:=[.H20]+[.F19]-[.G19]" table:style-name="ce86">
            <text:p>-24.426,18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5/12 Ocak</text:p>
          </table:table-cell>
          <table:table-cell table:style-name="ce80"/>
          <table:table-cell table:style-name="ce81"/>
          <table:table-cell table:style-name="ce82"/>
          <table:table-cell office:value-type="float" office:value="26720.330169608751" table:formula="of:=[.E21]" table:style-name="ce83">
            <text:p>26.720,33<text:s/></text:p>
          </table:table-cell>
          <table:table-cell table:style-name="ce43"/>
          <table:table-cell office:value-type="float" office:value="124761.8202050534" table:formula="of:=[.H21]+[.F20]-[.G20]" table:style-name="ce43">
            <text:p>124.761,82</text:p>
          </table:table-cell>
          <table:table-cell table:number-columns-repeated="16376"/>
        </table:table-row>
        <table:table-row table:style-name="ro4">
          <table:table-cell office:value-type="date" office:date-value="2023-12-30T00:00:00" table:style-name="ce84">
            <text:p>30.12.2023</text:p>
          </table:table-cell>
          <table:table-cell office:value-type="string" table:style-name="ce53">
            <text:p>aralık tüfe</text:p>
          </table:table-cell>
          <table:table-cell office:value-type="float" office:value="1859.38" table:style-name="ce69">
            <text:p>1859,38<text:s/></text:p>
          </table:table-cell>
          <table:table-cell office:value-type="percentage" office:value="2.9272073069471327E-2" table:formula="of:=([.C21]/[.C27])-1" table:style-name="ce70">
            <text:p>2,93%</text:p>
          </table:table-cell>
          <table:table-cell office:value-type="float" office:value="26720.330169608751" table:formula="of:=[.E27]+[.F21]" table:style-name="ce42">
            <text:p>26720,33017</text:p>
          </table:table-cell>
          <table:table-cell office:value-type="float" office:value="2788.2595236446064" table:formula="of:=[.H22]*[.D21]" table:style-name="ce71">
            <text:p>2.788,26<text:s/></text:p>
          </table:table-cell>
          <table:table-cell table:style-name="ce43"/>
          <table:table-cell office:value-type="float" office:value="98041.490035444644" table:formula="of:=[.H22]+[.F21]-[.G21]" table:style-name="ce43">
            <text:p>98.041,49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noter ihtar masrafı</text:p>
          </table:table-cell>
          <table:table-cell table:style-name="ce69"/>
          <table:table-cell table:style-name="ce70"/>
          <table:table-cell table:style-name="ce42"/>
          <table:table-cell office:value-type="float" office:value="629.52" table:style-name="ce71">
            <text:p>629,52<text:s/></text:p>
          </table:table-cell>
          <table:table-cell table:style-name="ce43"/>
          <table:table-cell office:value-type="float" office:value="95253.230511800037" table:formula="of:=[.H23]+[.F22]-[.G22]" table:style-name="ce43">
            <text:p>95.253,23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ya masraf için yatan</text:p>
          </table:table-cell>
          <table:table-cell table:style-name="ce69"/>
          <table:table-cell table:style-name="ce70"/>
          <table:table-cell table:style-name="ce42"/>
          <table:table-cell office:value-type="float" office:value="200" table:style-name="ce71">
            <text:p>200,00<text:s/></text:p>
          </table:table-cell>
          <table:table-cell table:style-name="ce43"/>
          <table:table-cell office:value-type="float" office:value="94623.710511800033" table:formula="of:=[.H24]+[.F23]-[.G23]" table:style-name="ce43">
            <text:p>94.623,7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icra başvuru harcı</text:p>
          </table:table-cell>
          <table:table-cell table:style-name="ce69"/>
          <table:table-cell table:style-name="ce70"/>
          <table:table-cell table:style-name="ce42"/>
          <table:table-cell office:value-type="float" office:value="393.45" table:style-name="ce71">
            <text:p>393,45<text:s/></text:p>
          </table:table-cell>
          <table:table-cell table:style-name="ce43"/>
          <table:table-cell office:value-type="float" office:value="94423.710511800033" table:formula="of:=[.H25]+[.F24]-[.G24]" table:style-name="ce43">
            <text:p>94.423,71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avukat vekalet</text:p>
          </table:table-cell>
          <table:table-cell table:style-name="ce69"/>
          <table:table-cell table:style-name="ce70"/>
          <table:table-cell table:style-name="ce42"/>
          <table:table-cell office:value-type="float" office:value="1000" table:style-name="ce71">
            <text:p>1.000,00<text:s/></text:p>
          </table:table-cell>
          <table:table-cell table:style-name="ce43"/>
          <table:table-cell office:value-type="float" office:value="94030.260511800036" table:formula="of:=[.H26]+[.F25]-[.G25]" table:style-name="ce43">
            <text:p>94.030,26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79">
            <text:p>2023-2024 Kira 4/12 Aralık</text:p>
          </table:table-cell>
          <table:table-cell table:style-name="ce80"/>
          <table:table-cell table:style-name="ce81"/>
          <table:table-cell table:style-name="ce82"/>
          <table:table-cell office:value-type="float" office:value="23932.070645964144" table:formula="of:=[.F27]+[.F28]" table:style-name="ce83">
            <text:p>23.932,07<text:s/></text:p>
          </table:table-cell>
          <table:table-cell table:style-name="ce43"/>
          <table:table-cell office:value-type="float" office:value="93030.260511800036" table:formula="of:=[.H27]+[.F26]-[.G26]" table:style-name="ce43">
            <text:p>93.030,26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84">
            <text:p>30.11.2023</text:p>
          </table:table-cell>
          <table:table-cell office:value-type="string" table:style-name="ce53">
            <text:p>kasım tüfe</text:p>
          </table:table-cell>
          <table:table-cell office:value-type="float" office:value="1806.5" table:style-name="ce69">
            <text:p>1806,50<text:s/></text:p>
          </table:table-cell>
          <table:table-cell office:value-type="percentage" office:value="3.2810972437411046E-2" table:formula="of:=([.C27]/[.C29])-1" table:style-name="ce70">
            <text:p>3,28%</text:p>
          </table:table-cell>
          <table:table-cell office:value-type="float" office:value="23932.070645964144" table:formula="of:=[.E29]+[.F27]" table:style-name="ce42">
            <text:p>23932,07065</text:p>
          </table:table-cell>
          <table:table-cell office:value-type="float" office:value="1481.944292828033" table:formula="of:=[.H29]*[.D27]" table:style-name="ce71">
            <text:p>1.481,94<text:s/></text:p>
          </table:table-cell>
          <table:table-cell table:style-name="ce43"/>
          <table:table-cell office:value-type="float" office:value="69098.189865835884" table:formula="of:=[.H28]+[.F27]-[.G27]" table:style-name="ce43">
            <text:p>69.098,19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85">
            <text:p>2023-2024 Kira 3/12 Kasım</text:p>
          </table:table-cell>
          <table:table-cell table:style-name="ce80"/>
          <table:table-cell table:style-name="ce81"/>
          <table:table-cell table:style-name="ce82"/>
          <table:table-cell office:value-type="float" office:value="22450.126353136111" table:formula="of:=[.F29]+[.F34]" table:style-name="ce83">
            <text:p>22.450,13<text:s/></text:p>
          </table:table-cell>
          <table:table-cell table:style-name="ce43"/>
          <table:table-cell office:value-type="float" office:value="67616.245573007851" table:formula="of:=[.H29]+[.F28]-[.G28]" table:style-name="ce43">
            <text:p>67.616,25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84">
            <text:p>30.10.2023</text:p>
          </table:table-cell>
          <table:table-cell office:value-type="string" table:style-name="ce53">
            <text:p>ekim tüfe</text:p>
          </table:table-cell>
          <table:table-cell office:value-type="float" office:value="1749.11" table:style-name="ce69">
            <text:p>1749,11<text:s/></text:p>
          </table:table-cell>
          <table:table-cell office:value-type="percentage" office:value="3.4339814551991532E-2" table:formula="of:=([.C29]/[.C35])-1" table:style-name="ce70">
            <text:p>3,43%</text:p>
          </table:table-cell>
          <table:table-cell office:value-type="float" office:value="22450.126353136111" table:formula="of:=[.E35]+[.F29]" table:style-name="ce42">
            <text:p>22450,12635</text:p>
          </table:table-cell>
          <table:table-cell office:value-type="float" office:value="1499.5034864004788" table:formula="of:=[.H30]*[.D29]" table:style-name="ce71">
            <text:p>1.499,50<text:s/></text:p>
          </table:table-cell>
          <table:table-cell table:style-name="ce43"/>
          <table:table-cell office:value-type="float" office:value="45166.11921987174" table:formula="of:=[.H30]+[.F29]-[.G29]" table:style-name="ce43">
            <text:p>45.166,12</text:p>
          </table:table-cell>
          <table:table-cell table:number-columns-repeated="16376"/>
        </table:table-row>
        <table:table-row table:style-name="ro4">
          <table:table-cell table:style-name="ce84"/>
          <table:table-cell office:value-type="string" table:style-name="ce53">
            <text:p>dv usulsüzlük cezası</text:p>
          </table:table-cell>
          <table:table-cell table:style-name="ce69"/>
          <table:table-cell table:style-name="ce70"/>
          <table:table-cell table:style-name="ce42"/>
          <table:table-cell office:value-type="float" office:value="52.5" table:style-name="ce71">
            <text:p>52,50<text:s/></text:p>
          </table:table-cell>
          <table:table-cell table:style-name="ce43"/>
          <table:table-cell office:value-type="float" office:value="43666.615733471263" table:formula="of:=[.H31]+[.F30]-[.G30]" table:style-name="ce43">
            <text:p>43.666,62</text:p>
          </table:table-cell>
          <table:table-cell table:number-columns-repeated="16376"/>
        </table:table-row>
        <table:table-row table:style-name="ro4">
          <table:table-cell office:value-type="date" office:date-value="1900-01-01T00:00:00" table:style-name="ce84">
            <text:p>1.01.1900</text:p>
          </table:table-cell>
          <table:table-cell office:value-type="string" table:style-name="ce53">
            <text:p>dv<text:s text:c="2"/></text:p>
          </table:table-cell>
          <table:table-cell table:style-name="ce69"/>
          <table:table-cell table:style-name="ce70"/>
          <table:table-cell table:style-name="ce42"/>
          <table:table-cell office:value-type="float" office:value="156.02000000000001" table:style-name="ce71">
            <text:p>156,02<text:s/></text:p>
          </table:table-cell>
          <table:table-cell table:style-name="ce43"/>
          <table:table-cell office:value-type="float" office:value="43614.115733471263" table:formula="of:=[.H32]+[.F31]-[.G31]" table:style-name="ce43">
            <text:p>43.614,12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84">
            <text:p>19.10.2023</text:p>
          </table:table-cell>
          <table:table-cell office:value-type="string" table:style-name="ce53">
            <text:p>icra masraf avansı</text:p>
          </table:table-cell>
          <table:table-cell table:style-name="ce69"/>
          <table:table-cell table:style-name="ce70"/>
          <table:table-cell table:style-name="ce42"/>
          <table:table-cell office:value-type="float" office:value="87" table:style-name="ce71">
            <text:p>87,00<text:s/></text:p>
          </table:table-cell>
          <table:table-cell table:style-name="ce43"/>
          <table:table-cell office:value-type="float" office:value="43458.095733471266" table:formula="of:=[.H33]+[.F32]-[.G32]" table:style-name="ce43">
            <text:p>43.458,10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84">
            <text:p>19.10.2023</text:p>
          </table:table-cell>
          <table:table-cell office:value-type="string" table:style-name="ce53">
            <text:p>icra harç</text:p>
          </table:table-cell>
          <table:table-cell table:style-name="ce69"/>
          <table:table-cell table:style-name="ce70"/>
          <table:table-cell table:style-name="ce42"/>
          <table:table-cell office:value-type="float" office:value="1469.85" table:style-name="ce71">
            <text:p>1.469,85<text:s/></text:p>
          </table:table-cell>
          <table:table-cell table:style-name="ce43"/>
          <table:table-cell office:value-type="float" office:value="43371.095733471266" table:formula="of:=[.H34]+[.F33]-[.G33]" table:style-name="ce43">
            <text:p>43.371,10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84">
            <text:p>30.09.2023</text:p>
          </table:table-cell>
          <table:table-cell office:value-type="string" table:style-name="ce85">
            <text:p>2023-2024 Kira 2/12 Ekim</text:p>
          </table:table-cell>
          <table:table-cell table:style-name="ce80"/>
          <table:table-cell table:style-name="ce81"/>
          <table:table-cell table:style-name="ce82"/>
          <table:table-cell office:value-type="float" office:value="20950.622866735634" table:formula="of:=[.F35]+[.F37]" table:style-name="ce83">
            <text:p>20.950,62<text:s/></text:p>
          </table:table-cell>
          <table:table-cell table:style-name="ce43"/>
          <table:table-cell office:value-type="float" office:value="41901.245733471267" table:formula="of:=[.H35]+[.F34]-[.G34]" table:style-name="ce43">
            <text:p>41.901,25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84">
            <text:p>30.09.2023</text:p>
          </table:table-cell>
          <table:table-cell office:value-type="string" table:style-name="ce53">
            <text:p>eylül tüfe endeks</text:p>
          </table:table-cell>
          <table:table-cell office:value-type="float" office:value="1691.04" table:style-name="ce69">
            <text:p>1691,04<text:s/></text:p>
          </table:table-cell>
          <table:table-cell office:value-type="percentage" office:value="4.7531143336781767E-2" table:formula="of:=([.C35]/[.C36])-1" table:style-name="ce70">
            <text:p>4,75%</text:p>
          </table:table-cell>
          <table:table-cell office:value-type="float" office:value="20950.622866735634" table:formula="of:=[.F37]+[.F35]" table:style-name="ce42">
            <text:p>20950,62287</text:p>
          </table:table-cell>
          <table:table-cell office:value-type="float" office:value="950.6228667356354" table:formula="of:=[.H36]*[.D35]" table:style-name="ce71">
            <text:p>950,62<text:s/></text:p>
          </table:table-cell>
          <table:table-cell table:style-name="ce55"/>
          <table:table-cell office:value-type="float" office:value="20950.622866735634" table:formula="of:=[.H36]+[.F35]-[.G35]" table:style-name="ce43">
            <text:p>20.950,62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84">
            <text:p>30.08.2023</text:p>
          </table:table-cell>
          <table:table-cell office:value-type="string" table:style-name="ce53">
            <text:p>ağustos tüfe endeks</text:p>
          </table:table-cell>
          <table:table-cell office:value-type="float" office:value="1614.31" table:style-name="ce69">
            <text:p>1614,31<text:s/></text:p>
          </table:table-cell>
          <table:table-cell table:style-name="ce70"/>
          <table:table-cell table:style-name="ce42"/>
          <table:table-cell table:style-name="ce71"/>
          <table:table-cell table:style-name="ce55"/>
          <table:table-cell office:value-type="float" office:value="20000" table:formula="of:=[.H37]+[.F36]-[.G36]" table:style-name="ce43">
            <text:p>20.000,00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84">
            <text:p>30.08.2023</text:p>
          </table:table-cell>
          <table:table-cell office:value-type="string" table:style-name="ce85">
            <text:p>2023-2024 Kira 1/12 Eylül</text:p>
          </table:table-cell>
          <table:table-cell table:style-name="ce80"/>
          <table:table-cell table:style-name="ce81"/>
          <table:table-cell table:style-name="ce82"/>
          <table:table-cell office:value-type="float" office:value="20000" table:style-name="ce83">
            <text:p>20.000,00<text:s/></text:p>
          </table:table-cell>
          <table:table-cell table:style-name="ce43"/>
          <table:table-cell office:value-type="float" office:value="20000" table:formula="of:=[.H38]+[.F37]-[.G37]" table:style-name="ce43">
            <text:p>20.000,00</text:p>
          </table:table-cell>
          <table:table-cell table:number-columns-repeated="16376"/>
        </table:table-row>
        <table:table-row table:number-rows-repeated="1048539" table:style-name="ro4">
          <table:table-cell table:number-columns-repeated="16384"/>
        </table:table-row>
      </table:table>
      <table:table table:name="Slnk" table:style-name="ta3">
        <table:table-column table:style-name="co21" table:default-cell-style-name="ce87"/>
        <table:table-column table:style-name="co22" table:default-cell-style-name="ce93"/>
        <table:table-column table:style-name="co23" table:default-cell-style-name="ce87"/>
        <table:table-column table:style-name="co16" table:default-cell-style-name="ce88"/>
        <table:table-column table:style-name="co24" table:default-cell-style-name="ce89"/>
        <table:table-column table:style-name="co25" table:default-cell-style-name="ce88"/>
        <table:table-column table:style-name="co26" table:default-cell-style-name="ce90"/>
        <table:table-column table:style-name="co6" table:number-columns-repeated="2" table:default-cell-style-name="ce91"/>
        <table:table-column table:style-name="co6" table:number-columns-repeated="3" table:default-cell-style-name="ce90"/>
        <table:table-column table:style-name="co6" table:number-columns-repeated="1007" table:default-cell-style-name="ce87"/>
        <table:table-column table:style-name="co6" table:number-columns-repeated="3" table:default-cell-style-name="ce92"/>
        <table:table-column table:style-name="co13" table:number-columns-repeated="15362" table:default-cell-style-name="ce92"/>
        <table:table-row table:style-name="ro7">
          <table:table-cell table:style-name="ce87"/>
          <table:table-cell office:value-type="float" office:value="2024" table:style-name="ce2">
            <text:p>2024</text:p>
          </table:table-cell>
          <table:table-cell table:style-name="ce87"/>
          <table:table-cell table:style-name="ce88"/>
          <table:table-cell table:style-name="ce89"/>
          <table:table-cell table:style-name="ce88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/>
        </table:table-row>
        <table:table-row table:style-name="ro8">
          <table:table-cell table:number-columns-repeated="16384"/>
        </table:table-row>
        <table:table-row table:style-name="ro8">
          <table:table-cell table:style-name="ce87"/>
          <table:table-cell table:style-name="ce93"/>
          <table:table-cell office:value-type="string" table:style-name="ce93">
            <text:p>SELANİK DOĞUŞ 2024 HESAPLARI</text:p>
          </table:table-cell>
          <table:table-cell table:style-name="ce88"/>
          <table:table-cell table:style-name="ce89"/>
          <table:table-cell table:style-name="ce88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4"/>
          <table:table-cell table:style-name="ce95"/>
          <table:table-cell office:value-type="string" table:style-name="ce96">
            <text:p>Slnk-Ödeme</text:p>
          </table:table-cell>
          <table:table-cell office:value-type="string" table:style-name="ce89">
            <text:p>DĞŞ-Ödeme</text:p>
          </table:table-cell>
          <table:table-cell office:value-type="string" table:style-name="ce96">
            <text:p>BAKİYE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7"/>
          <table:table-cell office:value-type="string" table:style-name="ce98">
            <text:p>2023 den <text:s/>DEVİR DOĞUŞ ALACAKLI</text:p>
          </table:table-cell>
          <table:table-cell table:style-name="ce96"/>
          <table:table-cell office:value-type="float" office:value="67412.98" table:style-name="ce91">
            <text:p>67.412,98</text:p>
          </table:table-cell>
          <table:table-cell office:value-type="float" office:value="67412.98" table:formula="of:=[.E5]-[.D5]" table:style-name="ce99">
            <text:p>67.41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5"/>
          <table:table-cell table:style-name="ce100"/>
          <table:table-cell table:style-name="ce89"/>
          <table:table-cell office:value-type="float" office:value="67412.98" table:formula="of:=[.F5]+[.E6]-[.D6]" table:style-name="ce99">
            <text:p>67.41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15T00:00:00" table:style-name="ce93">
            <text:p>15.01.24</text:p>
          </table:table-cell>
          <table:table-cell office:value-type="string" table:style-name="ce92">
            <text:p>kredi için</text:p>
          </table:table-cell>
          <table:table-cell office:value-type="float" office:value="3450" table:style-name="ce101">
            <text:p>3450</text:p>
          </table:table-cell>
          <table:table-cell table:style-name="ce89"/>
          <table:table-cell office:value-type="float" office:value="63962.979999999996" table:formula="of:=[.F6]+[.E7]-[.D7]" table:style-name="ce99">
            <text:p>63.962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office:value-type="string" table:style-name="ce92">
            <text:p>krediye ödenen</text:p>
          </table:table-cell>
          <table:table-cell table:style-name="ce101"/>
          <table:table-cell office:value-type="float" office:value="3467" table:style-name="ce89">
            <text:p>3.467,00</text:p>
          </table:table-cell>
          <table:table-cell office:value-type="float" office:value="67429.98" table:formula="of:=[.F7]+[.E8]-[.D8]" table:style-name="ce99">
            <text:p>67.429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1-20T00:00:00" table:style-name="ce93">
            <text:p>20.01.24</text:p>
          </table:table-cell>
          <table:table-cell office:value-type="string" table:style-name="ce87">
            <text:p>pide 20-1-2024 e kadar</text:p>
          </table:table-cell>
          <table:table-cell table:style-name="ce88"/>
          <table:table-cell office:value-type="float" office:value="1324" table:style-name="ce89">
            <text:p>1.324,00</text:p>
          </table:table-cell>
          <table:table-cell office:value-type="float" office:value="68753.98" table:formula="of:=[.F8]+[.E9]-[.D9]" table:style-name="ce99">
            <text:p>68.753,98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6T00:00:00" table:style-name="ce93">
            <text:p>16.02.24</text:p>
          </table:table-cell>
          <table:table-cell office:value-type="string" table:style-name="ce87">
            <text:p>pide 16-2-2024 e kadar</text:p>
          </table:table-cell>
          <table:table-cell table:style-name="ce88"/>
          <table:table-cell office:value-type="float" office:value="815.38" table:style-name="ce89">
            <text:p>815,38</text:p>
          </table:table-cell>
          <table:table-cell office:value-type="float" office:value="69569.36" table:formula="of:=[.F9]+[.E10]-[.D10]" table:style-name="ce99">
            <text:p>69.569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6T00:00:00" table:style-name="ce93">
            <text:p>16.02.24</text:p>
          </table:table-cell>
          <table:table-cell office:value-type="string" table:style-name="ce87">
            <text:p>kredi için</text:p>
          </table:table-cell>
          <table:table-cell office:value-type="float" office:value="3400" table:style-name="ce88">
            <text:p>3.400,00</text:p>
          </table:table-cell>
          <table:table-cell table:style-name="ce89"/>
          <table:table-cell office:value-type="float" office:value="66169.36" table:formula="of:=[.F10]+[.E11]-[.D11]" table:style-name="ce99">
            <text:p>66.169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2-16T00:00:00" table:style-name="ce93">
            <text:p>16.02.24</text:p>
          </table:table-cell>
          <table:table-cell office:value-type="string" table:style-name="ce87">
            <text:p>krediye ödenen</text:p>
          </table:table-cell>
          <table:table-cell table:style-name="ce88"/>
          <table:table-cell office:value-type="float" office:value="3467" table:style-name="ce89">
            <text:p>3.467,00</text:p>
          </table:table-cell>
          <table:table-cell office:value-type="float" office:value="69636.36" table:formula="of:=[.F11]+[.E12]-[.D12]" table:style-name="ce99">
            <text:p>69.636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3-15T00:00:00" table:style-name="ce93">
            <text:p>15.03.24</text:p>
          </table:table-cell>
          <table:table-cell office:value-type="string" table:style-name="ce92">
            <text:p>kredi için</text:p>
          </table:table-cell>
          <table:table-cell office:value-type="float" office:value="3450" table:style-name="ce101">
            <text:p>3450</text:p>
          </table:table-cell>
          <table:table-cell table:style-name="ce102"/>
          <table:table-cell office:value-type="float" office:value="66186.36" table:formula="of:=[.F12]+[.E13]-[.D13]" table:style-name="ce99">
            <text:p>66.186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3-15T00:00:00" table:style-name="ce93">
            <text:p>15.03.24</text:p>
          </table:table-cell>
          <table:table-cell office:value-type="string" table:style-name="ce101">
            <text:p>krediye ödenen peri havale</text:p>
          </table:table-cell>
          <table:table-cell table:style-name="ce101"/>
          <table:table-cell office:value-type="float" office:value="3450" table:style-name="ce102">
            <text:p>3.450,</text:p>
          </table:table-cell>
          <table:table-cell office:value-type="float" office:value="69636.36" table:formula="of:=[.F13]+[.E14]-[.D14]" table:style-name="ce99">
            <text:p>69.636,36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3-25T00:00:00" table:style-name="ce103">
            <text:p>25.03.24</text:p>
          </table:table-cell>
          <table:table-cell office:value-type="string" table:style-name="ce92">
            <text:p>pide 25-3-2024 e kadar</text:p>
          </table:table-cell>
          <table:table-cell table:style-name="ce101"/>
          <table:table-cell office:value-type="float" office:value="686.95" table:style-name="ce102">
            <text:p>686,95</text:p>
          </table:table-cell>
          <table:table-cell office:value-type="float" office:value="70323.31" table:formula="of:=[.F14]+[.E15]-[.D15]" table:style-name="ce99">
            <text:p>70.323,31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3-26T00:00:00" table:style-name="ce93">
            <text:p>26.03.24</text:p>
          </table:table-cell>
          <table:table-cell office:value-type="string" table:style-name="ce87">
            <text:p>silim makinesi için motrcudan alınan</text:p>
          </table:table-cell>
          <table:table-cell office:value-type="float" office:value="1000" table:style-name="ce88">
            <text:p>1.000,00</text:p>
          </table:table-cell>
          <table:table-cell table:style-name="ce89"/>
          <table:table-cell office:value-type="float" office:value="69323.31" table:formula="of:=[.F15]+[.E16]-[.D16]" table:style-name="ce99">
            <text:p>69.323,31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4-02T00:00:00" table:style-name="ce93">
            <text:p>02.04.24</text:p>
          </table:table-cell>
          <table:table-cell office:value-type="string" table:style-name="ce87">
            <text:p>maliye usulsüzlük ceza ödemesi banka kartından<text:s/></text:p>
          </table:table-cell>
          <table:table-cell office:value-type="float" office:value="103.12" table:style-name="ce88">
            <text:p>103,12</text:p>
          </table:table-cell>
          <table:table-cell table:style-name="ce89"/>
          <table:table-cell office:value-type="float" office:value="69220.19" table:formula="of:=[.F16]+[.E17]-[.D17]" table:style-name="ce99">
            <text:p>69.220,19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4-02T00:00:00" table:style-name="ce93">
            <text:p>02.04.24</text:p>
          </table:table-cell>
          <table:table-cell office:value-type="string" table:style-name="ce87">
            <text:p>alumba YGV ali balcı kartı ile ödeme</text:p>
          </table:table-cell>
          <table:table-cell office:value-type="float" office:value="2273.0700000000002" table:style-name="ce88">
            <text:p>2.273,07</text:p>
          </table:table-cell>
          <table:table-cell table:style-name="ce89"/>
          <table:table-cell office:value-type="float" office:value="66947.12" table:formula="of:=[.F17]+[.E18]-[.D18]" table:style-name="ce99">
            <text:p>66.947,12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4-08T00:00:00" table:style-name="ce93">
            <text:p>08.04.24</text:p>
          </table:table-cell>
          <table:table-cell office:value-type="string" table:style-name="ce87">
            <text:p>kredi için<text:s/></text:p>
          </table:table-cell>
          <table:table-cell office:value-type="float" office:value="2500" table:style-name="ce88">
            <text:p>2.500,00</text:p>
          </table:table-cell>
          <table:table-cell table:style-name="ce89"/>
          <table:table-cell office:value-type="float" office:value="64447.119999999995" table:formula="of:=[.F18]+[.E19]-[.D19]" table:style-name="ce99">
            <text:p>64.447,12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4-15T00:00:00" table:style-name="ce93">
            <text:p>15.04.24</text:p>
          </table:table-cell>
          <table:table-cell office:value-type="string" table:style-name="ce87">
            <text:p>kredi için pervine işten havale</text:p>
          </table:table-cell>
          <table:table-cell table:style-name="ce88"/>
          <table:table-cell office:value-type="float" office:value="3467" table:style-name="ce89">
            <text:p>3.467,00</text:p>
          </table:table-cell>
          <table:table-cell office:value-type="float" office:value="67914.12" table:formula="of:=[.F19]+[.E20]-[.D20]" table:style-name="ce99">
            <text:p>67.914,12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4-15T00:00:00" table:style-name="ce93">
            <text:p>15.04.24</text:p>
          </table:table-cell>
          <table:table-cell office:value-type="string" table:style-name="ce92">
            <text:p>et-soğan 1/2 kg et 240 dnzkk + 1/2 kg soğan 20 nkt = <text:s/>9 pide</text:p>
          </table:table-cell>
          <table:table-cell table:style-name="ce101"/>
          <table:table-cell office:value-type="float" office:value="260" table:style-name="ce104">
            <text:p>260,00</text:p>
          </table:table-cell>
          <table:table-cell office:value-type="float" office:value="68174.12" table:formula="of:=[.F20]+[.E21]-[.D21]" table:style-name="ce99">
            <text:p>68.174,12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4-20T00:00:00" table:style-name="ce93">
            <text:p>20.04.24</text:p>
          </table:table-cell>
          <table:table-cell office:value-type="string" table:style-name="ce92">
            <text:p>pide</text:p>
          </table:table-cell>
          <table:table-cell table:style-name="ce101"/>
          <table:table-cell office:value-type="float" office:value="259" table:style-name="ce104">
            <text:p>259,00</text:p>
          </table:table-cell>
          <table:table-cell office:value-type="float" office:value="68433.119999999995" table:formula="of:=[.F21]+[.E22]-[.D22]" table:style-name="ce99">
            <text:p>68.433,12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office:value-type="date" office:date-value="2024-04-23T00:00:00" table:style-name="ce93">
            <text:p>23.04.24</text:p>
          </table:table-cell>
          <table:table-cell office:value-type="string" table:style-name="ce92">
            <text:p>pide</text:p>
          </table:table-cell>
          <table:table-cell table:style-name="ce101"/>
          <table:table-cell office:value-type="float" office:value="265" table:style-name="ce104">
            <text:p>265,00</text:p>
          </table:table-cell>
          <table:table-cell office:value-type="float" office:value="68698.12" table:formula="of:=[.F22]+[.E23]-[.D23]" table:style-name="ce99">
            <text:p>68.698,12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office:value-type="float" office:value="68698.12" table:formula="of:=[.F23]+[.E24]-[.D24]" table:style-name="ce99">
            <text:p>68.698,12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4"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5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2"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6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5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106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2" table:style-name="ro8">
          <table:table-cell table:style-name="ce87"/>
          <table:table-cell table:style-name="ce93"/>
          <table:table-cell table:style-name="ce107"/>
          <table:table-cell table:style-name="ce101"/>
          <table:table-cell table:style-name="ce108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108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101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92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20"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109"/>
          <table:table-cell office:value-type="string" table:style-name="ce110">
            <text:p>Yıl içi Toplamı Selanik Borçlu</text:p>
          </table:table-cell>
          <table:table-cell office:value-type="float" office:value="16176.19" table:formula="of:=SUM([.D7:.D58])" table:style-name="ce111">
            <text:p>16.176,19</text:p>
          </table:table-cell>
          <table:table-cell office:value-type="float" office:value="17461.330000000002" table:formula="of:=SUM([.E7:.E57])" table:style-name="ce111">
            <text:p>17.461,33</text:p>
          </table:table-cell>
          <table:table-cell office:value-type="float" office:value="1285.1400000000012" table:formula="of:=[.E60]-[.D60]" table:style-name="ce112">
            <text:p>1.285,14</text:p>
          </table:table-cell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style-name="ro8">
          <table:table-cell table:style-name="ce87"/>
          <table:table-cell table:style-name="ce93"/>
          <table:table-cell table:style-name="ce87"/>
          <table:table-cell table:style-name="ce88"/>
          <table:table-cell table:style-name="ce89"/>
          <table:table-cell table:style-name="ce99"/>
          <table:table-cell table:style-name="ce90"/>
          <table:table-cell table:number-columns-repeated="2" table:style-name="ce91"/>
          <table:table-cell table:number-columns-repeated="3" table:style-name="ce90"/>
          <table:table-cell table:number-columns-repeated="1007" table:style-name="ce87"/>
          <table:table-cell table:number-columns-repeated="15365" table:style-name="ce1"/>
        </table:table-row>
        <table:table-row table:number-rows-repeated="1047124" table:style-name="ro8">
          <table:table-cell table:number-columns-repeated="16384"/>
        </table:table-row>
        <table:table-row table:number-rows-repeated="1284" table:style-name="ro9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9" table:style-name="ro9">
          <table:table-cell table:number-columns-repeated="16384"/>
        </table:table-row>
        <table:table-row table:number-rows-repeated="97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number-style style:name="N36" number:language="en" number:country="US">
      <number:number number:min-integer-digits="1"/>
    </number:number-style>
    <number:date-style style:name="N37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38P0">
      <number:number number:decimal-places="2" number:min-decimal-places="2" number:min-integer-digits="1" number:grouping="true"/>
    </number:number-style>
    <number:number-style style:name="N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8P0"/>
    </number:number-style>
    <number:number-style style:name="N39">
      <number:number number:decimal-places="2" number:min-decimal-places="0" number:min-integer-digits="1" number:grouping="true" number:decimal-replacement=""/>
    </number:number-style>
    <number:date-style style:name="N40P0">
      <number:day number:style="long"/>
      <number:text>.</number:text>
      <number:month number:style="long"/>
      <number:text>.</number:text>
      <number:year/>
    </number:date-style>
    <number:text-style style:name="N40">
      <number:text-content/>
      <style:map style:condition="value()&gt;=0" style:apply-style-name="N40P0"/>
    </number:text-style>
    <number:date-style style:name="N41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2P0" number:language="tr" number:country="TR">
      <number:number number:decimal-places="2" number:min-decimal-places="2" number:min-integer-digits="1" number:grouping="true"/>
    </number:number-style>
    <number:number-style style:name="N4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2P0"/>
    </number:number-style>
    <number:number-style style:name="N43" number:language="en" number:country="US">
      <number:number number:decimal-places="2" number:min-decimal-places="2" number:min-integer-digits="1" number:grouping="true"/>
    </number:number-style>
    <number:percentage-style style:name="N44" number:language="en" number:country="US">
      <number:number number:decimal-places="2" number:min-decimal-places="2" number:min-integer-digits="1"/>
      <number:text>%</number:text>
    </number:percentage-style>
    <number:date-style style:name="N45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number-style style:name="N46" number:language="tr" number:country="TR">
      <number:number number:decimal-places="2" number:min-decimal-places="2" number:min-integer-digits="1" number:grouping="true"/>
    </number:number-style>
    <number:date-style style:name="N47" number:language="en" number:country="US">
      <number:month number:style="long"/>
      <number:text>.</number:text>
      <number:day number:style="long"/>
      <number:text>.</number:text>
      <number:year/>
    </number:date-style>
    <number:number-style style:name="N48P0">
      <number:number number:decimal-places="2" number:min-decimal-places="2" number:min-integer-digits="1"/>
      <number:text> </number:text>
    </number:number-style>
    <number:number-style style:name="N48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48P0"/>
    </number:number-style>
    <number:number-style style:name="N49P0">
      <number:number number:decimal-places="2" number:min-decimal-places="2" number:min-integer-digits="1" number:grouping="true"/>
      <number:text> </number:text>
    </number:number-style>
    <number:number-style style:name="N4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49P0"/>
    </number:number-style>
    <number:date-style style:name="N50">
      <number:day/>
      <number:text>.</number:text>
      <number:month number:style="long"/>
      <number:text>.</number:text>
      <number:year number:style="long"/>
    </number:date-style>
    <number:number-style style:name="N51P0">
      <number:number number:decimal-places="0" number:min-decimal-places="0" number:min-integer-digits="1" number:grouping="true"/>
    </number:number-style>
    <number:number-style style:name="N5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51P0"/>
    </number:number-style>
    <number:number-style style:name="N52P0">
      <number:number number:decimal-places="2" number:min-decimal-places="2" number:min-integer-digits="1" number:grouping="true"/>
    </number:number-style>
    <number:number-style style:name="N52">
      <style:text-properties fo:color="#FF0000"/>
      <number:number number:decimal-places="2" number:min-decimal-places="2" number:min-integer-digits="1" number:grouping="true"/>
      <style:map style:condition="value()&gt;=0" style:apply-style-name="N52P0"/>
    </number:number-style>
    <number:date-style style:name="N53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54" number:language="tr" number:country="TR">
      <number:number number:min-integer-digits="1"/>
    </number:number-style>
    <number:currency-style style:name="N55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5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5P0"/>
    </number:currency-style>
    <number:time-style style:name="N56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4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5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5">
      <style:table-cell-properties fo:border="thin solid #000080" style:vertical-align="middle" fo:background-color="#FFFFD1"/>
    </style:style>
    <style:style style:name="Result2" style:family="table-cell" style:data-style-name="N56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4-23T10:28:39Z</dc:date>
    <meta:print-date>2024-01-05T08:34:57Z</meta:print-date>
    <meta:editing-cycles>163</meta:editing-cycles>
    <meta:editing-duration>PT44684S</meta:editing-duration>
  </office:meta>
</office:document-meta>
</file>